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ite">
      <style:paragraph-properties fo:margin-left="0.7874in" fo:margin-right="0.4165in" fo:text-indent="0.3937in" style:auto-text-indent="false"/>
    </style:style>
    <style:style style:name="P2" style:family="paragraph" style:parent-style-name="Cite">
      <style:paragraph-properties fo:margin-left="0.7874in" fo:margin-right="0.4165in" fo:text-indent="0.278in" style:auto-text-indent="false"/>
    </style:style>
    <style:style style:name="P3" style:family="paragraph" style:parent-style-name="Cite">
      <style:paragraph-properties fo:margin-left="0in" fo:margin-right="0.4165in" fo:text-indent="0.4925in" style:auto-text-indent="false"/>
    </style:style>
    <style:style style:name="P4" style:family="paragraph" style:parent-style-name="Cite_20_Author">
      <style:paragraph-properties fo:margin-left="1.1811in" fo:margin-right="0.4165in" fo:text-indent="0.3937in" style:auto-text-indent="false"/>
    </style:style>
    <style:style style:name="P5" style:family="paragraph" style:parent-style-name="Cite_20_Author">
      <style:paragraph-properties fo:margin-left="1.1811in" fo:margin-right="0.4165in" fo:text-indent="0.278in" style:auto-text-indent="false"/>
    </style:style>
    <style:style style:name="P6" style:family="paragraph" style:parent-style-name="Heading_20_2">
      <style:paragraph-properties fo:margin-top="0.0835in" fo:margin-bottom="0.1665in" style:contextual-spacing="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margin-left="0.3937in" fo:margin-right="0in" fo:text-align="center" style:justify-single-word="false" fo:text-indent="0in" style:auto-text-indent="false"/>
    </style:style>
    <style:style style:name="P10" style:family="paragraph" style:parent-style-name="Stanza">
      <style:paragraph-properties fo:margin-left="1.389in" fo:margin-right="0.4165in" fo:text-indent="0.3937in"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_GoBack"/>Александр Иванович Куприн </text:h>
      <text:h text:style-name="Heading_20_1" text:outline-level="1">Поединок</text:h>
      <text:p text:style-name="P7"/>
      <text:h text:style-name="Heading_20_2" text:outline-level="2">I</text:h>
      <text:p text:style-name="P7"/>
      <text:p text:style-name="Standard">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Standard">— Хлебников! Дьявол косорукой! — кричал маленький, круглый и шустрый ефрейтор Шаповаленко, и в голосе его слышалось начальственное страдание. — Я ж тебя учил-учил, дурня! Ты же чье сейчас приказанье сполнил? Арестованного? А, чтоб тебя!.. Отвечай, для чего ты поставлен на пост?</text:p>
      <text:p text:style-name="Standard">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Standard">— З-заколу!</text:p>
      <text:p text:style-name="Standard">— Да постой… да дурак ты… — уговаривал его унтер-офицер Бобылев. — Ведь я кто? Я же твой караульный начальник, стало быть…</text:p>
      <text:p text:style-name="Standard">—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Standard">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Standard">— Свинство, — сказал Веткин, взглянув на свои мельхиоровые часы и сердито щелкнув крышкой. — Какого черта он держит до сих пор роту? Эфиоп!</text:p>
      <text:p text:style-name="Standard">— А вы бы ему это объяснили, Павел Павлыч, — посоветовал с хитрым лицом Лбов.</text:p>
      <text:p text:style-name="Standard">—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 стрескал в один присест…» Так вот и наши… Репетят без толку, а на смотру сядут в калошу.</text:p>
      <text:p text:style-name="Standard">—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Standard">— Все надоело, Кука! — сказал Веткин и зевнул. — Постойте-ка, кто это едет верхом? Кажется, Бек?</text:p>
      <text:p text:style-name="Standard">— Да. Бек-Агамалов, — решил зоркий Лбов. — Как красиво сидит.</text:p>
      <text:p text:style-name="Standard">— Очень красиво, — согласился Ромашов. — По-моему, он лучше всякого кавалериста ездит. О-о-о! Заплясала. Кокетничает Бек.</text:p>
      <text:p text:style-name="Standard">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Standard">— Павел Павлыч, это правда, что он природный черкес? — спросил Ромашов у Веткина.</text:p>
      <text:p text:style-name="Standard">—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Standard">— Подожди, я ему крикну, — сказал Лбов.</text:p>
      <text:p text:style-name="Standard">Он приложил руки ко рту и закричал сдавленным голосом, так, чтобы не слышал ротный командир:</text:p>
      <text:p text:style-name="Standard">— Поручик Агамалов! Бек!</text:p>
      <text:p text:style-name="Standard">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Standard"><text:soft-page-break/>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Standard">— Здравствуй, Бек, — сказал Веткин. — Ты перед кем там выфинчивал? Дэвыцы?</text:p>
      <text:p text:style-name="Standard">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Standard"/>
      <text:p text:style-name="P8"/>
      <text:p text:style-name="P8"/>
      <text:p text:style-name="Standard">— Ходили там две хорошенькие жидовочки. Да мне что? Я нуль внимания.</text:p>
      <text:p text:style-name="Standard">— Знаем мы, как вы плохо в шашки играете! — мотнул головой Веткин.</text:p>
      <text:p text:style-name="Standard">—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Standard">— Не ври, фендрик! — сказал Бек-Агамалов.</text:p>
      <text:p text:style-name="Standard">Он толкнул лошадь шенкелями и сделал вид, что хочет наехать на подпрапорщика.</text:p>
      <text:p text:style-name="Standard">—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Standard">— Что слышно нового, Бек? — спросил Веткин.</text:p>
      <text:p text:style-name="Standard">—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 командиром, извольте руки на заднице не держать!» И прислуга здесь же была.</text:p>
      <text:p text:style-name="Standard">—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Standard">Лбов вдруг опять засмеялся своим мыслям.</text:p>
      <text:p text:style-name="Standard">— А вот еще, господа, был случай с адъютантом в N-ском полку…</text:p>
      <text:p text:style-name="Standard">— Заткнитесь, Лбов, — серьезно заметил ему Веткин. — Эко вас прорвало сегодня.</text:p>
      <text:p text:style-name="Standard">—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Standard">—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Standard">—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Standard">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Standard">— Что же вы? Рубили? — спросил с любопытством Бек-Агамалов. — Ромашов, вы не пробовали?</text:p>
      <text:p text:style-name="Standard">— Нет еще.</text:p>
      <text:p text:style-name="Standard">—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Standard">— Чудак. Да ведь надо же офицеру уметь владеть шашкой.</text:p>
      <text:p text:style-name="Standard">—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Standard"><text:soft-page-break/>— Ну, хорошо, а в мирное время? Мало ли сколько может быть случаев. Бунт, возмущение там или что…</text:p>
      <text:p text:style-name="Standard">— Так что же? При чем же здесь опять-таки шашка? Не буду же я заниматься черной работой, сечь людям головы. Ро-ота, пли! — и дело в шляпе…</text:p>
      <text:p text:style-name="Standard">Бек-Агамалов сделал недовольное лицо.</text:p>
      <text:p text:style-name="Standard">—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Standard">Веткин поднял кверху плечи и презрительно поджал губы.</text:p>
      <text:p text:style-name="Standard">—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Standard">— А если револьвер дома остался? — спросил Лбов.</text:p>
      <text:p text:style-name="Standard">—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Standard">Бек-Агамалов с досадой покачал головой.</text:p>
      <text:p text:style-name="Standard">—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Standard">Он не договорил, но так крепко сжал в кулак свою маленькую руку, державшую поводья, что она задрожала. Лбов вдруг затрясся от смеха и прыснул.</text:p>
      <text:p text:style-name="Standard">— Опять! — строго заметил Веткин.</text:p>
      <text:p text:style-name="Standard">—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Standard">— «Подпрапорщик Краузе, умереть под знаменем!» Лег и прострелил себе руку. Потом суд его оправдал.</text:p>
      <text:p text:style-name="Standard">— Молодчина! — сказал Бек-Агамалов.</text:p>
      <text:p text:style-name="Standard">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Standard">Ромашов, который до сих пор молчал, вдруг, краснея от замешательства, без надобности поправляя очки и откашливаясь, вмешался в разговор:</text:p>
      <text:p text:style-name="Standard">—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Standard">—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Standard">Бек-Агамалов широко улыбнулся своей сияющей улыбкой.</text:p>
      <text:p text:style-name="Standard">— Что? Ага! Соглашаешься со мной? Я тебе, Веткин, говорю: учись рубке. У нас на Кавказе все с детства учатся. На прутьях, на бараньих тушах, на воде…</text:p>
      <text:p text:style-name="Standard">— А на людях? — вставил Лбов.</text:p>
      <text:p text:style-name="Standard">—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Standard">— А ты, Век, можешь так?</text:p>
      <text:p text:style-name="Standard">Бек-Агамалов вздохнул с сожалением:</text:p>
      <text:p text:style-name="Standard">—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Standard">— А ну-ка, господа, пойдемте попробуем, — сказал Лбов молящим тоном, с загоревшимися глазами. — Бек, милочка, пожалуйста, пойдем…</text:p>
      <text:p text:style-name="Standard"><text:soft-page-break/>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Standard">— Плохо! — заметил, покачав головой, Бек-Агамалов. — Вы, Ромашов…</text:p>
      <text:p text:style-name="Standard">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Standard">— Руку! — крикнул Бек-Агамалов.</text:p>
      <text:p text:style-name="Standard">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Standard">—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Standard">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Standard">— Ах, черт! Вот это удар! — воскликнул восхищенный Лбов. — Бек, голубчик, пожалуйста, еще раз.</text:p>
      <text:p text:style-name="Standard">— А ну-ка, Бек, еще, — попросил Веткин.</text:p>
      <text:p text:style-name="Standard">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Standard">—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Standard">К Веткину подбежал с испуганным видом унтер-офицер Бобылев.</text:p>
      <text:p text:style-name="Standard">— Ваше благородие… Командир полка едут!</text:p>
      <text:p text:style-name="Standard">— Сми-иррна! — закричал протяжно, строго и возбужденно капитан Слива с другого конца площади.</text:p>
      <text:p text:style-name="Standard">Офицеры торопливо разошлись по своим взводам.</text:p>
      <text:p text:style-name="Standard"/>
      <text:p text:style-name="P8"/>
      <text:p text:style-name="P8"/>
      <text:p text:style-name="Standard">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Standard">— Здорово, шестая! — послышался густой, спокойный голос полковника.</text:p>
      <text:p text:style-name="Standard">Солдаты громко и нестройно закричали с разных углов плаца:</text:p>
      <text:p text:style-name="Standard">— Здравия желаем, ваш-о-о-о!</text:p>
      <text:p text:style-name="Standard">Офицеры приложили руки к козырькам фуражек.</text:p>
      <text:p text:style-name="Standard">— Прошу продолжать занятия, — сказал командир полка и подошел к ближайшему взводу.</text:p>
      <text:p text:style-name="Standard">—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Standard">—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Standard">— Рядовой шестой роты Шарафутдинов, ваша высокоблагородия! — старательно, хрипло крикнул татарин.</text:p>
      <text:p text:style-name="Standard"><text:soft-page-break/>— Дурак! Я тебя спрашиваю, на какой пост ты наряжен?</text:p>
      <text:p text:style-name="Standard">Солдат, растерявшись от окрика и сердитого командирского вида, молчал и только моргал веками.</text:p>
      <text:p text:style-name="Standard">— Н-ну? — возвысил голос Шульгович.</text:p>
      <text:p text:style-name="Standard">— Который лицо часовой… неприкосновенно… — залепетал наобум татарин. — Не могу знать, ваша высокоблагородия, — закончил он вдруг тихо и решительно.</text:p>
      <text:p text:style-name="Standard">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Standard">— Кто здесь младший офицер?</text:p>
      <text:p text:style-name="Standard">Ромашов выдвинулся вперед и приложил руку к фуражке.</text:p>
      <text:p text:style-name="Standard">— Я, господин полковник.</text:p>
      <text:p text:style-name="Standard">—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Standard">— Не могу знать, — ответил с унынием, но поспешно и твердо татарин.</text:p>
      <text:p text:style-name="Standard">— У!.. Я тебя спрашиваю, кто твой командир полка? Кто — я? Понимаешь, я, я, я, я, я!.. — И Шульгович несколько раз изо всей силы ударил себя ладонью по груди.</text:p>
      <text:p text:style-name="Standard">— Не могу знать…</text:p>
      <text:p text:style-name="Standard">—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позор, омерзение, а не солдат. Фамилию своего полкового командира не знает… У-д-дивляюсь вам, подпоручик!..</text:p>
      <text:p text:style-name="Standard">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Standard">— Это — татарин, господин полковник. Он ничего не понимает по-русски, и кроме того…</text:p>
      <text:p text:style-name="Standard">У Шульговича мгновенно побледнело лицо, запрыгали дряблые щеки и глаза сделались совсем пустыми и страшными.</text:p>
      <text:p text:style-name="Standard">—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Standard">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Standard">—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Standard">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Standard">—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Standard">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Standard">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Standard">«Его добрые, выразительные глаза подернулись облаком грусти…»</text:p>
      <text:p text:style-name="Standard"/>
      <text:h text:style-name="Heading_20_2" text:outline-level="2">II</text:h>
      <text:p text:style-name="P7"/>
      <text:p text:style-name="Standard"><text:soft-page-break/>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Standard">«Пойду на вокзал, — сказал сам себе Ромашов. — Все равно».</text:p>
      <text:p text:style-name="Standard">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Standard">Ромашов любил ходить на вокзал по вечерам, к курьерскому поезду, который 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Standard">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Standard"/>
      <text:p text:style-name="P8"/>
      <text:p text:style-name="P8"/>
      <text:p text:style-name="Standard">«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Standard">— Нет, куда уж на вокзал, — прошептал с горькой безнадежностью Ромашов.</text:p>
      <text:p text:style-name="Standard">— Похожу немного, а потом домой…</text:p>
      <text:p text:style-name="Standard">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 фиолетовыми огнями. А над вулканом поднималось куполом вверх, зеленея бирюзой и аквамарином, кроткое вечернее весеннее небо.</text:p>
      <text:p text:style-name="Standard">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Standard">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Standard">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Standard">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Standard">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Standard">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 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Standard">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Standard"/>
      <text:p text:style-name="P8"/>
      <text:p text:style-name="P8"/>
      <text:p text:style-name="Standard">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Standard">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Standard">Ромашов, который теперь уже не шел, а бежал, оживленно размахивая руками, вдруг 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Standard">— Какие, однако, глупости лезут в башку! — прошептал он сконфуженно. И его голова робко ушла в приподнятые кверху плечи.</text:p>
      <text:p text:style-name="Standard"/>
      <text:h text:style-name="Heading_20_2" text:outline-level="2"><text:soft-page-break/>III</text:h>
      <text:p text:style-name="P7"/>
      <text:p text:style-name="Standard">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Standard">За окном мягко гасли грустные и нежные зеленоватые апрельские сумерки. В сенях тихо возился денщик, осторожно гремя чем-то металлическим.</text:p>
      <text:p text:style-name="Standard">«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Standard">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Standard">— Гайнан!..</text:p>
      <text:p text:style-name="Standard">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Standard">— Я, ваше благородие! — крикнул Гайнан испуганным голосом.</text:p>
      <text:p text:style-name="Standard">— От поручика Николаева никто не был?</text:p>
      <text:p text:style-name="Standard">— Никак нет, ваше благородие! — крикнул Гайнан.</text:p>
      <text:p text:style-name="Standard">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Standard">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 была также манера заставлять денщиков говорить по-французски: бонжур, мусье; бонн нюит, мусье; вуле ву дюте, мусье,<text:note text:id="ftn1" text:note-class="footnote"><text:note-citation>1</text:note-citation><text:note-body><text:p text:style-name="FootNote"><text:s/></text:p></text:note-body></text:note>— и все в том же роде, что придумывалось, как оттяжка, от скуки, от узости замкнутой жизни, от отсутствия других интересов, кроме служебных.</text:p>
      <text:p text:style-name="Standard">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Standard">—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Standard">— Ну, хорошо… ступай себе…</text:p>
      <text:p text:style-name="Standard">— Суртук тебе новый приготовить, ваше благородие? — заботливо спросил Гайнан.</text:p>
      <text:p text:style-name="Standard">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Standard">— Нет уж, Гайнан… зачем уж… бог с ним… Давай, братец, самовар, да потом сбегаешь в собрание за ужином. Что уж!</text:p>
      <text:p text:style-name="Standard">«Сегодня нарочно не пойду, — упрямо, но бессильно подумал он. — Невозможно каждый день надоедать людям, да и… вовсе мне там, кажется, не рады».</text:p>
      <text:p text:style-name="Standard">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Standard">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Standard">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Standard">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Standard">—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Standard">Ромашов, поморщившись, разорвал длинный, узкий розовый конверт, на углу которого летел голубь с письмом в клюве.</text:p>
      <text:p text:style-name="Standard">— Зажги лампу, Гайнан, — приказал он денщику.</text:p>
      <text:p text:style-name="P7"><text:soft-page-break/></text:p>
      <text:p text:style-name="P1">«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7"/>
      <text:p text:style-name="P10">Вся твоя <text:span text:style-name="T1">Раиса</text:span> .</text:p>
      <text:p text:style-name="P10"/>
      <text:p text:style-name="P7"/>
      <text:p text:style-name="P10">P.S. Помнишь ли, милая, ветки могучие</text:p>
      <text:p text:style-name="P10">Ивы над этой рекой,</text:p>
      <text:p text:style-name="P10">Ты мне дарила лобзания жгучие,</text:p>
      <text:p text:style-name="P10">Их разделял я с тобой.</text:p>
      <text:p text:style-name="P10"/>
      <text:p text:style-name="P1">P.P.S. Вы непременно, непременно должны быть в собрании на вечере в следующую субботу. Я вас заранее приглашаю на 3-ю кадриль. По значению!!!!!!</text:p>
      <text:p text:style-name="P4">Д.Р.»</text:p>
      <text:p text:style-name="P7"/>
      <text:p text:style-name="Standard">И наконец в самом низу четвертой страницы было изображено следующее:</text:p>
      <text:p text:style-name="P7"/>
      <text:p text:style-name="P9"><text:span text:style-name="T2">«Я здесь поцеловала».</text:span></text:p>
      <text:p text:style-name="P7"/>
      <text:p text:style-name="Standard">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Standard">«И он рассмеялся горьким, презрительным смехом».</text:p>
      <text:p text:style-name="Standard">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Standard">— Гайнан, одеваться!</text:p>
      <text:p text:style-name="Standard">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Standard">—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Standard">— Что тебе еще?</text:p>
      <text:p text:style-name="Standard">— Ваше благородие, хочу тебе, поджаласта, очеяь попросить. Подари мне белый господин.</text:p>
      <text:p text:style-name="Standard">— Что такое? Какой белый господин?</text:p>
      <text:p text:style-name="Standard"><text:soft-page-break/>— А который велел выбросить. Вот этот, вот…</text:p>
      <text:p text:style-name="Standard">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Standard">— Зачем он тебе? — спросил подпоручик смеясь. — Да бери, сделай милость, бери. Я очень рад. Мне не нужно. Только зачем тебе?</text:p>
      <text:p text:style-name="Standard">Гайнан молчал и переминался с ноги на ногу.</text:p>
      <text:p text:style-name="Standard">— Ну, да ладно, бог с тобой, — сказал Ромашов. — Только ты знаешь, кто это?</text:p>
      <text:p text:style-name="Standard">Гайнан ласково и смущенно улыбнулся и затанцевал пуще прежнего.</text:p>
      <text:p text:style-name="Standard">— Я не знай… — И утер рукавом губы.</text:p>
      <text:p text:style-name="Standard">— Не знаешь — так знай. Это — Пушкин. Александр Сергеич Пушкин. Понял? Повтори за мной: Александр Сергеич…</text:p>
      <text:p text:style-name="Standard">— Бесиев, — повторил решительно Гайнан.</text:p>
      <text:p text:style-name="Standard">—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p>
      <text:p text:style-name="Standard">Он дружелюбно хлопнул по плечу черемиса, который в ответ молча улыбнулся ему широко, радостно и фамильярно.</text:p>
      <text:p text:style-name="Standard"/>
      <text:h text:style-name="Heading_20_2" text:outline-level="2">IV</text:h>
      <text:p text:style-name="P7"/>
      <text:p text:style-name="Standard">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p>
      <text:p text:style-name="Standard">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Standard">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Standard"/>
      <text:p text:style-name="P8"/>
      <text:p text:style-name="P8"/>
      <text:p text:style-name="Standard">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Standard">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Standard">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Standard">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Standard">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Standard">— Степан, это приказ принесли?</text:p>
      <text:p text:style-name="Standard">«Это она нарочно! — подумал, точно казня себя, подпоручик. — Знает ведь, что я всегда в такое время прихожу».</text:p>
      <text:p text:style-name="Standard"><text:soft-page-break/>— Нет, это я, Александра Петровна! — крикнул он в дверь фальшивым голосом.</text:p>
      <text:p text:style-name="Standard">— А! Ромочка! Ну, входите, входите. Чего вы там застряли? Володя, это Ромашов пришел.</text:p>
      <text:p text:style-name="Standard">Ромашов вошел, смущенно и неловко сгорбившись и без нужды потирая руки.</text:p>
      <text:p text:style-name="Standard">— Воображаю, как я вам надоел, Александра Петровна.</text:p>
      <text:p text:style-name="Standard">Он сказал это, думая, что у него выйдет весело и развязно, но вышло неловко и, как ему тотчас же показалось, страшно неестественно.</text:p>
      <text:p text:style-name="Standard">— Опять за глупости! — воскликнула Александра Петровна. — Садитесь, будем чай пить.</text:p>
      <text:p text:style-name="Standard">Глядя ему в глаза внимательно и ясно, она, по обыкновению энергично пожала своей маленькой, теплой и мягкой рукой его холодную руку.</text:p>
      <text:p text:style-name="Standard">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Standard">Не оборачиваясь назад, глядя в раскрытую перед ним книгу, Николаев протянул Ромашову руку через плечо и сказал спокойным, густым голосом:</text:p>
      <text:p text:style-name="Standard">— Здравствуйте, Юрий Алексеич. Новостей нет? Шурочка! Дай ему чаю. Уж простите меня, я занят.</text:p>
      <text:p text:style-name="Standard">«Конечно, я напрасно пришел, — опять с отчаянием подумал Ромашов. — О, я дурак!»</text:p>
      <text:p text:style-name="Standard">—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Standard">— Да? — рассеянно переспросил Николаев. — Скажите пожалуйста.</text:p>
      <text:p text:style-name="Standard">— Мне тоже влетело — на четверо суток… Одним словом; новости старые.</text:p>
      <text:p text:style-name="Standard">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Standard">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Standard">Ромашов осторожно взял пальцами нитку, шедшую от клубка к ее руке, и спросил:</text:p>
      <text:p text:style-name="Standard">— Как называется это вязанье?</text:p>
      <text:p text:style-name="Standard">— Гипюр. Вы в десятый раз спрашиваете.</text:p>
      <text:p text:style-name="Standard">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Standard">— Да вы ничего, Юрий Алексеич… вы посидите и оправьтесь немного. «Оправьсь!» — как у вас командуют.</text:p>
      <text:p text:style-name="Standard">Ромашов вздохнул и покосился на могучую шею Николаева, резко белевшую над воротником серой тужурки.</text:p>
      <text:p text:style-name="Standard">— Счастливец Владимир Ефимыч, — сказал он. — Вот летом в Петербург поедет… в академию поступит.</text:p>
      <text:p text:style-name="Standard">— Ну, это еще надо посмотреть! — задорно, по адресу мужа, воскликнула Шурочка. — Два раза с позором возвращались в полк. Теперь уж в последний.</text:p>
      <text:p text:style-name="Standard">Николаев обернулся назад. Его воинственное и доброе лицо с пушистыми усами покраснело, а большие, темные, воловьи глаза сердито блеснули.</text:p>
      <text:p text:style-name="Standard">— Не болтай глупостей, Шурочка! Я сказал: выдержу — и выдержу. — Он крепко стукнул ребром ладони по столу. — Ты только сидишь и каркаешь. Я сказал!..</text:p>
      <text:p text:style-name="Standard">—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условиям?</text:p>
      <text:p text:style-name="Standard"><text:soft-page-break/>— Глупости, Шурочка, отстань, — недовольно буркнул Николаев.</text:p>
      <text:p text:style-name="Standard">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Standard">—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Standard">— За постой деньги платят, — торжествующе перебила Шурочка.</text:p>
      <text:p text:style-name="Standard">И она заговорила скороговоркой, точно первая ученица, опустив веки и покачиваясь:</text:p>
      <text:p text:style-name="Standard">—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p>
      <text:p text:style-name="Standard">Она открыла глаза, с трудом перевела дух и, обратив смеющееся, подвижное лицо к Ромашову, спросила:</text:p>
      <text:p text:style-name="Standard">— Хорошо?</text:p>
      <text:p text:style-name="Standard">— Черт, какая память! — завистливо, но с восхищением произнес Николаев, углубляясь в свои тетрадки.</text:p>
      <text:p text:style-name="Standard">—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Standard">— А русский? — спросил Ромашов из вежливости.</text:p>
      <text:p text:style-name="Standard">— Русский? Это — пустое. Правописание по Гроту мы уже одолели. А сочинения ведь известно какие. Одни и те же каждый год. «Para pacem, para bellum».<text:note text:id="ftn20" text:note-class="footnote"><text:note-citation>2</text:note-citation><text:note-body><text:p text:style-name="FootNote"><text:s/></text:p></text:note-body></text:note>«Характеристика Онегина в связи с его эпохой»…</text:p>
      <text:p text:style-name="Standard">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Standard">—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Standard">И она, поспешно закрыв лицо платком, вдруг расплакалась злыми, самолюбивыми, гордыми слезами.</text:p>
      <text:p text:style-name="Standard">Муж, обеспокоенный, с недоумевающим и растерянным видом, тотчас же подбежал к 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Standard">— Ничего, Володя, ничего, милый, — отстранила она его рукой.</text:p>
      <text:p text:style-name="Standard">И, уже со смехом обращаясь к Ромашову и опять отнимая у него из рук нитку, она спросила с капризным и кокетливым смехом:</text:p>
      <text:p text:style-name="Standard">— Отвечайте же, неуклюжий Ромочка, хороша я или нет? Если женщина напрашивается на комплимент, то не ответить ей — верх невежливости!</text:p>
      <text:p text:style-name="Standard">— Шурочка, ну как тебе не стыдно, — рассудительно произнес с своего места Николаев.</text:p>
      <text:p text:style-name="Standard">Ромашов страдальчески-застенчиво улыбнулся, но вдруг ответил чуть-чуть задрожавшим голосом, серьезно и печально:</text:p>
      <text:p text:style-name="Standard">— Очень красивы!..</text:p>
      <text:p text:style-name="Standard">Шурочка крепко зажмурила глаза и шаловливо затрясла головой, так что разбившиеся волосы запрыгали у нее по лбу.</text:p>
      <text:p text:style-name="Standard">— Ро-омочка, какой вы смешно-ой! — пропела она тоненьким детским голоском.</text:p>
      <text:p text:style-name="Standard">А подпоручик, покраснев, подумал про себя, по обыкновению: «Его сердце было жестоко разбито…»</text:p>
      <text:p text:style-name="Standard"/>
      <text:p text:style-name="P8"/>
      <text:p text:style-name="P8"><text:soft-page-break/></text:p>
      <text:p text:style-name="Standard">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Standard">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Standard">«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Standard">— Вы не читали в газетах об офицерском поединке? — спросила вдруг Шурочка.</text:p>
      <text:p text:style-name="Standard">Ромашов встрепенулся и с трудом отвел от нее глаза.</text:p>
      <text:p text:style-name="Standard">— Нет, не читал. Но слышал. А что?</text:p>
      <text:p text:style-name="Standard">—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Standard">— Однако вы кровожадны, Александра Петровна! — вставил Ромашов.</text:p>
      <text:p text:style-name="Standard">—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Standard">Она капризно оборвала свою речь и с сердцем ушла в работу. Опять стало тихо.</text:p>
      <text:p text:style-name="Standard">— Шурочка, как перевести по-немецки — соперник? — спросил Николаев, подымая голову от книги.</text:p>
      <text:p text:style-name="Standard">— Соперник? — Шурочка задумчиво потрогала крючком пробор своих мягких волос. — А скажи всю фразу.</text:p>
      <text:p text:style-name="Standard">— Тут сказано… сейчас, сейчас… Наш заграничный соперник…</text:p>
      <text:p text:style-name="Standard">— Unser auslandischer Nebenbuhler, — быстро, тотчас же перевела Шурочка.</text:p>
      <text:p text:style-name="Standard">—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Standard">— Что вы шепчете, Ромочка? — вдруг строго спросила Александра Петровна.</text:p>
      <text:p text:style-name="Standard">— Не смейте бредить в моем присутствии.</text:p>
      <text:p text:style-name="Standard">Он улыбнулся рассеянной улыбкой.</text:p>
      <text:p text:style-name="Standard">— Я не брежу… Я все повторял про себя: унзер, унзер. Какое смешное слово…</text:p>
      <text:p text:style-name="Standard">— Что за глупости… Унзер? Отчего смешное?</text:p>
      <text:p text:style-name="Standard">—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Standard">—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Standard">— Да, да, именно в детстве. Да.</text:p>
      <text:p text:style-name="Standard">— Как же, я отлично помню. Даже помню слово, которое меня особенно поражало: «может быть». Я все качалась с закрытыми глазами и твердила: «Может быть, может 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Standard">Ромашов с нежностью поглядел на нее.</text:p>
      <text:p text:style-name="Standard">—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Standard"><text:soft-page-break/>— Унзер? — Шурочка подняла голову и, прищурясь, посмотрела вдаль, в темный угол комнаты, стараясь представить себе то, о чем говорил Ромашов.</text:p>
      <text:p text:style-name="Standard">— Нет, погодите: это что-то зеленое, острое. Ну да, ну да, конечно же — насекомое! Вроде кузнечика, только противнее и злее… Фу, какие мы с вами глупые, Ромочка.</text:p>
      <text:p text:style-name="Standard">—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p text:style-name="Standard">—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Standard">Ромашов глядел на нее восхищенными глазами и повторял глухим, счастливым, тихим голосом:</text:p>
      <text:p text:style-name="Standard">— Да, да… этого нельзя объяснить… Это странно… Это необъяснимо…</text:p>
      <text:p text:style-name="Standard">— Ну, однако, господа психологи, или как вас там, довольно, пора ужинать, — сказал Николаев, вставая со стула.</text:p>
      <text:p text:style-name="Standard">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Standard">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Standard">— Вы, конечно, не можете без этой гадости обойтись?</text:p>
      <text:p text:style-name="Standard">Ромашов виновато улыбнулся и от замешательства поперхнулся водкой и закашлялся.</text:p>
      <text:p text:style-name="Standard">—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Standard">Ее муж, читавший в это время только что принесенный приказ, вдруг воскликнул:</text:p>
      <text:p text:style-name="Standard">—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Standard">Ромашов смущенно заморгал веками.</text:p>
      <text:p text:style-name="Standard">— Нет, я-не заметил. Впрочем, кажется, пьет…</text:p>
      <text:p text:style-name="Standard">—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Standard">Тотчас же после ужина Николаев, который ел так же много и усердно, как и занимался своими науками, стал зевать и, наконец, откровенно заметил:</text:p>
      <text:p text:style-name="Standard">— Господа, а что, если бы на минутку пойти поспать? «Соснуть», как говорилось в старых добрых романах.</text:p>
      <text:p text:style-name="Standard">— Это совершенно справедливо, Владимир Ефимыч, — подхватил Ромашов с какой-то, 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Standard">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Standard">— Вы, смотрите, не забывайте нас. Здесь вам всегда рады. Чем пьянствовать со своим Назанским, сидите лучше у нас. Только помните: мы с вами не церемонимся.</text:p>
      <text:p text:style-name="Standard">Он услышал эти слова в своем сознании и понял их, только выйдя на улицу.</text:p>
      <text:p text:style-name="Standard">—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Standard"/>
      <text:h text:style-name="Heading_20_2" text:outline-level="2">V</text:h>
      <text:p text:style-name="P7"/>
      <text:p text:style-name="Standard"><text:soft-page-break/>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Standard">— Ходить, ходить кажын день. И чего ходить, черт его знает!..</text:p>
      <text:p text:style-name="Standard">А другой солдатский голос, незнакомый подпоручику, ответил равнодушно, вместе с продолжительным, ленивым зевком:</text:p>
      <text:p text:style-name="Standard">— Дела, братец ты мой… С жиру это все. Ну, прощевай, что ли, Степан.</text:p>
      <text:p text:style-name="Standard">— Прощай, Баулин. Заходи когда.</text:p>
      <text:p text:style-name="Standard">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Standard">—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Standard">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Standard">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 <text:span text:style-name="T1">назло ей</text:span> ,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Standard">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Standard">И сейчас же, по своей привычке, прибавил мысленно:</text:p>
      <text:p text:style-name="Standard">«Его выразительные черные глаза сверкали решимостью и презрением!»</text:p>
      <text:p text:style-name="Standard">Хотя глаза у него были вовсе не черные, а самые обыкновенные — желтоватые, с зеленым ободком.</text:p>
      <text:p text:style-name="Standard">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Standard">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Standard">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Standard">— Это я, Адам Иванович. Отворите-ка на секунду, — сказал Ромашов.</text:p>
      <text:p text:style-name="Standard">Зегржт влез на подоконник и просунул в форточку свой лысый лоб и свалявшуюся на один бок жидкую бороду.</text:p>
      <text:p text:style-name="Standard">— Это вы, подпоручик Ромашов? А что?</text:p>
      <text:p text:style-name="Standard">— Назанский дома?</text:p>
      <text:p text:style-name="Standard">—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Standard">— Да, да, да… это… в самом деле… — перебил рассеянно Ромашов. — А, скажите, каков он? Можно его видеть?</text:p>
      <text:p text:style-name="Standard">—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Standard">— Извините, Адам Иванович, я сейчас, — прервал его Ромашов. — Если позволите, я зайду в другой раз. Очень спешное дело…</text:p>
      <text:p text:style-name="Standard">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Standard">—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Standard"/>
      <text:p text:style-name="P8"><text:soft-page-break/></text:p>
      <text:p text:style-name="P8"/>
      <text:p text:style-name="Standard">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Standard">—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p text:style-name="Standard">— Да. Мне сейчас об этом говорил Николаев.</text:p>
      <text:p text:style-name="Standard">Опять Ромашову вспомнились ужасные слова денщика Степана, и лицо его страдальчески сморщилось.</text:p>
      <text:p text:style-name="Standard">— А! Вы были у Николаевых? — вдруг с живостью и с видимым интересом спросил Назанский. — Вы часто бываете у них?</text:p>
      <text:p text:style-name="Standard">Какой-то смутный инстинкт осторожности, вызванный необычным тоном этого вопроса, заставил Ромашова солгать, и он ответил небрежно:</text:p>
      <text:p text:style-name="Standard">— Нет, совсем не часто. Так, случайно зашел.</text:p>
      <text:p text:style-name="Standard">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Standard">—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Standard">— Спасибо. Я потом.</text:p>
      <text:p text:style-name="Standard">Назанский прошелся по комнате, засунув руки в карманы. Сделав два конца, он заговорил, точно продолжая только что прерванную беседу:</text:p>
      <text:p text:style-name="Standard">—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Standard">— Но это — главное в жизни, — задумчиво произнес Ромашов.</text:p>
      <text:p text:style-name="Standard">—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p text:style-name="Standard">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Standard">А Назанский все ходил по комнате и говорил, не глядя на Ромашова, точно обращаясь к стенам и к углам комнаты:</text:p>
      <text:p text:style-name="Standard">—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Standard">Назанский опять подошел к поставцу и, выпив, аккуратно притворил дверцы. Ромашов лениво, почти бессознательно, встал и сделал то же самое.</text:p>
      <text:p text:style-name="Standard">— О чем же вы думали перед моим приходом, Василий Нилыч? — спросил он, садясь по-прежнему на подоконник.</text:p>
      <text:p text:style-name="Standard">Но Назанский почти не слыхал его вопроса.</text:p>
      <text:p text:style-name="Standard">—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нет.</text:p>
      <text:p text:style-name="Standard">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p>
      <text:p text:style-name="Standard">— Любовь! К женщине! Какая бездна тайны! Какое наслаждение и какое острое, сладкое страдание! — вдруг воскликнул восторженно Назанский.</text:p>
      <text:p text:style-name="Standard">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p text:style-name="Standard">—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7"><text:soft-page-break/></text:p>
      <text:p text:style-name="P10">Лю-юбовь — что такое?</text:p>
      <text:p text:style-name="P10">Что тако-ое любовь?</text:p>
      <text:p text:style-name="P10">Это чувство неземное,</text:p>
      <text:p text:style-name="P10">Что волнует нашу кровь.</text:p>
      <text:p text:style-name="P10"/>
      <text:p text:style-name="Standard">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Standard">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Standard">— Вы говорили о женской любви — о бездне, о тайне, о радости, — напомнил Ромашов.</text:p>
      <text:p text:style-name="Standard">—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p text:style-name="Standard">— Это правда, — тихо и печально согласился Ромашов.</text:p>
      <text:p text:style-name="Standard">—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Standard">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Standard">—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Standard">— И кончить сумасшествием, — мрачно сказал Ромашов.</text:p>
      <text:p text:style-name="Standard">—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Standard">—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Standard">—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p text:style-name="Standard">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Standard">—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Standard">Назанский остановился и долго смотрел в раскрытое окно.</text:p>
      <text:p text:style-name="Standard">—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Standard">Он сел на корточки перед чемоданом и стал неторопливо переворачивать в нем какие-то бумаги. В то же время он продолжал говорить:</text:p>
      <text:p text:style-name="Standard">—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Standard">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7"/>
      <text:p text:style-name="P1">«…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 <text:span text:style-name="T1">вы</text:span> их во мне возбуждали. Я не хочу, чтобы <text:span text:style-name="T1">вы</text:span> 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1"><text:soft-page-break/>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p>
      <text:p text:style-name="P7"/>
      <text:p text:style-name="Standard">— Дальше вам не интересно, — сказал Назанский, вынимая из рук Ромашова письмо. — Это было ее единственное письмо ко мне.</text:p>
      <text:p text:style-name="Standard">— Что же было потом? — с трудом спросил Ромашов.</text:p>
      <text:p text:style-name="Standard">— Потом? Потом мы не видались больше. Она… она уехала куда-то и, кажется, вышла замуж за… одного инженера. Это второстепенное.</text:p>
      <text:p text:style-name="Standard">— И вы никогда не бываете у Александры Петровны?</text:p>
      <text:p text:style-name="Standard">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Standard">— Как? И вы — тоже? — тихо, с выражением безумного страха в глазах, произнес наконец Назанский.</text:p>
      <text:p text:style-name="Standard">Но он тотчас же опомнился и с натянутым смехом воскликнул:</text:p>
      <text:p text:style-name="Standard">—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Standard">— Мне пора домой, Василий Нилыч. Поздно, — сказал Ромашов, вставая.</text:p>
      <text:p text:style-name="Standard">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Standard">Ветер утих.</text:p>
      <text:p text:style-name="Standard">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Standard">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7"/>
      <text:p text:style-name="P1">«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 <text:span text:style-name="T1">там</text:span> 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7"/>
      <text:p text:style-name="P10">Владеть кинжалом я умею,</text:p>
      <text:p text:style-name="P10">Я близ Кавказа рождена!!!</text:p>
      <text:p text:style-name="P10"/>
      <text:p text:style-name="Epigraph_20_Author">Прежде ваша, теперь ничья <text:span text:style-name="T1">Раиса</text:span> .</text:p>
      <text:p text:style-name="Epigraph_20_Author"/>
      <text:p text:style-name="P2">P.S. Непременно будьте в ту субботу в собрании. Нам надо объясниться. Я для вас оставлю 3-ю кадриль, но уж теперь <text:span text:style-name="T1">не по значению</text:span> .</text:p>
      <text:p text:style-name="P5">Р.П.<text:span text:style-name="T3"> »</text:span></text:p>
      <text:p text:style-name="P7"/>
      <text:p text:style-name="Standard">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p>
      <text:p text:style-name="Standard"><text:soft-page-break/>«Его мысли были серы, как солдатское сукно».</text:p>
      <text:p text:style-name="Standard">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Standard">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Standard"/>
      <text:h text:style-name="Heading_20_2" text:outline-level="2">VI</text:h>
      <text:p text:style-name="P7"/>
      <text:p text:style-name="Standard">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Standard">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Standard">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p>
      <text:p text:style-name="Standard">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Standard">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Standard">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Standard">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Standard">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Standard">В городе зазвонили к поздней обедне. Сквозь вторую, еще не выставленную раму до 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Standard">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Standard">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Standard">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Standard">«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 <text:span text:style-name="T1">я</text:span> сижу. Я. Ведь это — Я! Но ведь это только он решил, что я должен сидеть. Я не давал своего согласия».</text:p>
      <text:p text:style-name="Standard">—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Standard">— Я. О, как странно!.. Я-а, — протянул он медленно, вникая всем сознанием в этот звук.</text:p>
      <text:p text:style-name="Standard">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 <text:span text:style-name="T1">это</text:span> 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Standard">«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Standard">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Standard">Загремела дверь, и в комнату вскочил Гайнан. Переминаясь с ноги на ногу и вздергивая плечами, точно приплясывая, он крикнул:</text:p>
      <text:p text:style-name="Standard">— Ваша благородия. Буфенчик больше на даваит папиросов. Говорит, поручик Скрябин не велел тебе в долг давать.</text:p>
      <text:p text:style-name="Standard">— Ах, черт! — вырвалось у Ромашова. — Ну, иди, иди себе… Как же я буду без папирос?.. Ну, все равно, можешь идти, Гайнан.</text:p>
      <text:p text:style-name="Standard"><text:soft-page-break/>«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 <text:span text:style-name="T1">Меня</text:span> привязывала… Да, да… У солдата тоже — Я… Полковник Шульгович… Вспомнил… Ну, теперь дальше, дальше…</text:p>
      <text:p text:style-name="Standard">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Standard">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 <text:span text:style-name="T1">Меня</text:span> . Меня!!! Почему же мое Я подчинялось призракам?»</text:p>
      <text:p text:style-name="Standard">Ромашов сел к столу, облокотился на него и сжал голову руками. Он с трудом удерживал эти необычные для него, разбегающиеся мысли.</text:p>
      <text:p text:style-name="Standard">«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Standard">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p>
      <text:p text:style-name="Standard">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Standard">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Standard">— Что тебе надо, черт!..</text:p>
      <text:p text:style-name="Standard">Гайнан положил на стол коричневую бумажную пачку.</text:p>
      <text:p text:style-name="Standard">— Тебе! — сказал он фамильярно и ласково, и Ромашов почувствовал, что он дружески улыбается за его спиной. — Тебе папиросы. Куры!</text:p>
      <text:p text:style-name="Standard">Ромашов посмотрел на пачку. На ней было напечатано: папиросы «Трубач», цена 3 коп. 20 шт.</text:p>
      <text:p text:style-name="Standard">— Что это такое? Зачем? — спросил он с удивлением. — Откуда ты взял?</text:p>
      <text:p text:style-name="Standard">— Вижу, тебе папиросов нет. Купил за свой деньга. Куры, пожалюста, куры. Ничего. Дару тебе.</text:p>
      <text:p text:style-name="Standard">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Standard">«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Standard">Он опять встал и, заложив руки за спину, зашагал по комнате.</text:p>
      <text:p text:style-name="Standard">«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Standard">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Standard">— Ваше высокоблагородие, молодых пригнали!..</text:p>
      <text:p text:style-name="Standard">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 <text:span text:style-name="T1">солдаты</text:span> ! Они не хотели идти. <text:span text:style-name="T1">Их Я не хотело</text:span> .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p>
      <text:p text:style-name="Standard"/>
      <text:p text:style-name="P8"/>
      <text:p text:style-name="P8"/>
      <text:p text:style-name="Standard">Ромашов дошел до кровати и повалился на нее.</text:p>
      <text:p text:style-name="Standard">«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text:note text:id="ftn20" text:note-class="footnote"><text:note-citation>3</text:note-citation><text:note-body><text:p text:style-name="FootNote"><text:s/></text:p></text:note-body></text:note>Ах, что же мне делать! Что же мне делать!..»</text:p>
      <text:p text:style-name="Standard">— Арестантик, арестантик! — зазвенел под окном ясный женский голос.</text:p>
      <text:p text:style-name="Standard"><text:soft-page-break/>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Standard">— Пода-айте бе-едному заключенненькому…</text:p>
      <text:p text:style-name="Standard">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Standard">«Вот так! Вот так надо искать выхода!» — закричал в душе Ромашова смеющийся, ликующий голос.</text:p>
      <text:p text:style-name="Standard">— Ромочка! Сумасшедший! Что вы делаете?</text:p>
      <text:p text:style-name="Standard">Он взял ее протянутую через окно маленькую руку, крепко облитую коричневой 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Standard">— Александра Петровна! Как мне благодарить вас? Милая!</text:p>
      <text:p text:style-name="Standard">—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Standard">Он смотрел на нее сияющими, влюбленными глазами, не выпуская ее руки из своей, — она опять не сопротивлялась этому, — и говорил поспешно:</text:p>
      <text:p text:style-name="Standard">— Ах, если бы вы знали, о чем я думал нынче все утро… Если бы вы только знали! Но это потом…</text:p>
      <text:p text:style-name="Standard">— Да, потом… Вот идет мой супруг и повелитель… Пустите руку. Какой вы сегодня удивительный, Юрий Алексеевич. Даже похорошели.</text:p>
      <text:p text:style-name="Standard">К окну подошел Николаев. Он хмурился и не совсем любезно поздоровался с Ромашовым.</text:p>
      <text:p text:style-name="Standard">—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p text:style-name="Standard">— Заходите, Юрий Алексеевич, — повторила и Шурочка.</text:p>
      <text:p text:style-name="Standard">Она отошла от окна, но тотчас же вернулась и сказала быстрым шепотом:</text:p>
      <text:p text:style-name="Standard">—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Standard"/>
      <text:h text:style-name="Heading_20_2" text:outline-level="2">VII</text:h>
      <text:p text:style-name="P7"/>
      <text:p text:style-name="Standard">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Standard">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Standard">— Я к вам по поручению командира полка, — сказал Федоровский сухим тоном, — потрудитесь одеться и ехать со мною.</text:p>
      <text:p text:style-name="Standard">— Виноват… я сейчас… форма одежды обыкновенная? Простите, я по-домашнему.</text:p>
      <text:p text:style-name="Standard">— Пожалуйста, не стесняйтесь. Сюртук. Если вы позволите, я бы присел?</text:p>
      <text:p text:style-name="Standard">— Ах, извините. Прошу вас. Не угодно ли чаю? — заторопился Ромашов.</text:p>
      <text:p text:style-name="Standard">— Нет, благодарю. Пожалуйста, поскорее.</text:p>
      <text:p text:style-name="Standard">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Standard"><text:soft-page-break/>— Вы не знаете, зачем меня зовут?</text:p>
      <text:p text:style-name="Standard">Адъютант пожал плечами.</text:p>
      <text:p text:style-name="Standard">—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Standard">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Standard">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Standard">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p>
      <text:p text:style-name="Standard">—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Standard">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Standard">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Standard">Он говорил отрывисто:</text:p>
      <text:p text:style-name="Standard">—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Standard">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Standard">—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Standard">— Не смейте никогда этого делать! Это низость!.. Однако марш, марш, марш! К черту-с, к черту-с. Мое почте ни е-с!..</text:p>
      <text:p text:style-name="Standard">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Standard">—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Standard">—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Standard">— Аки скимен!<text:note text:id="ftn20" text:note-class="footnote"><text:note-citation>4</text:note-citation><text:note-body><text:p text:style-name="FootNote"><text:s/></text:p></text:note-body></text:note> — шепнул Световидов с кривой улыбкой. — Прощайте, поручик. Желаю вам легкого пару.</text:p>
      <text:p text:style-name="Standard">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Standard">— Их высокоблагородие просят ваше благородие.</text:p>
      <text:p text:style-name="Standard">Он отворил дверь в кабинет, стоя боком, и сам попятился назад, давая дорогу. Ромашов вошел.</text:p>
      <text:p text:style-name="Standard">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p>
      <text:p text:style-name="Standard">—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Standard">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Standard">—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Standard">«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Standard">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Standard"><text:soft-page-break/>—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 <text:span text:style-name="T1">смею</text:span> не верить своему офицеру. Раз вы говорите — матушка, пусть будет матушка. Что ж, всяко бывает. Но знаете — все это как-то одно к одному, и, понимаете…</text:p>
      <text:p text:style-name="Standard">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Standard">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p>
      <text:p text:style-name="Standard">—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Standard">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Standard">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Standard">— Это кто же такой? Не помню что-то.</text:p>
      <text:p text:style-name="Standard">Шульгович сложил ладони рук в трубу около рта и закричал старушке в самое ухо:</text:p>
      <text:p text:style-name="Standard">—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Standard">— Точно так, господин полковник, пензенский.</text:p>
      <text:p text:style-name="Standard">— Ну да, ну да… Я теперь вспомнил. Ведь мы же земляки с вами. Наровчатского уезда, кажется?</text:p>
      <text:p text:style-name="Standard">— Точно так. Наровчатского.</text:p>
      <text:p text:style-name="Standard">—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Standard">— А-а! — Старушка многозначительно повела бровями. — Так, так, так… То-то, я думаю… Значит, вы, выходит, сынок Сергея Петровича Шишкина?</text:p>
      <text:p text:style-name="Standard">— Мамаша! Ошиблись! Подпоручика фамилия — Ромашов, а совсем не Шишкин!..</text:p>
      <text:p text:style-name="Standard">—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Standard">—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Standard">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Standard">— А вы водки? — спросил Шульгович. — Ведь пьете?</text:p>
      <text:p text:style-name="Standard">— Нет. Благодарю покорно. Мне что-то не хочется, — ответил Ромашов сиплым голосом и прокашлялся.</text:p>
      <text:p text:style-name="Standard">— И-и пре-екрасно. Самое лучшее. Желаю и впредь так же.</text:p>
      <text:p text:style-name="Standard">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Standard">— Если бы я был царь, всегда бы ел спаржу!</text:p>
      <text:p text:style-name="Standard">Но раньше, за рыбой, он не утерпел и закричал на Ромашова начальническим тоном:</text:p>
      <text:p text:style-name="Standard">—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Standard">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Standard">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Standard"><text:soft-page-break/>—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Standard">Офицеры встали и вытянулись.</text:p>
      <text:p text:style-name="Standard">«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Standard">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Standard">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Standard">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Standard">— Гайнан! — окликнул его Ромашов.</text:p>
      <text:p text:style-name="Standard">Денщик вздрогнул и, вскочив с кровати, вытянулся. На лице его отразились испуг и замешательство.</text:p>
      <text:p text:style-name="Standard">— Алла? — спросил Ромашов дружелюбно.</text:p>
      <text:p text:style-name="Standard">Безусый мальчишеский рот черемиса весь растянулся в длинную улыбку, от которой при огне свечи засверкали его великолепные белые зубы.</text:p>
      <text:p text:style-name="Standard">— Алла, ваша благородия!</text:p>
      <text:p text:style-name="Standard">—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Standard">«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Standard">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Standard"/>
      <text:h text:style-name="Heading_20_2" text:outline-level="2">VIII</text:h>
      <text:p text:style-name="P7"/>
      <text:p text:style-name="Standard">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Standard">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Standard"/>
      <text:p text:style-name="P8"/>
      <text:p text:style-name="P8"/>
      <text:p text:style-name="Standard">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Standard">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Standard">— Как здоровье Марьи Викторовны? — спросил Ромашов тем развязным и умышленно громким голосом, каким говорят с глухими и туго понимающими людьми и каким с Лещенкой в полку говорили все, даже прапорщики.</text:p>
      <text:p text:style-name="Standard">— Спасибо, голубчик, — с тяжелым вздохом ответил Лещенко. — Конечно, нервы у нее… Такое время теперь.</text:p>
      <text:p text:style-name="Standard">— А отчего же вы не вместе с супругой? Или, может быть, Марья Викторовна не собирается сегодня?</text:p>
      <text:p text:style-name="Standard"><text:soft-page-break/>—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Standard">— Круазе в середину! Тонкая резь. Вынимай шара из лузы, Бек! — крикнул Олизар.</text:p>
      <text:p text:style-name="Standard">— Ты сначала делай шара, а потом я выну, — сердито отозвался Бек-Агамалов.</text:p>
      <text:p text:style-name="Standard">Лещенко забрал в рот бурые кончики усов и сосредоточенно пожевал их.</text:p>
      <text:p text:style-name="Standard">— У меня к вам просьба, голубчик Юрий Алексеич, — сказал он просительно и запинаясь, — сегодня ведь вы распорядитель танцев?</text:p>
      <text:p text:style-name="Standard">—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Standard">—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Standard">— Марья Викторовна?</text:p>
      <text:p text:style-name="Standard">— Ну да. Пожалуйста уж.</text:p>
      <text:p text:style-name="Standard">— Желтый дуплет в угол, — заказал Бек-Агамалов. — Как в аптеке будет.</text:p>
      <text:p text:style-name="Standard">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Standard">— Жамаис! — уверенно дразнил его Олизар. — Этого даже я не сделаю.</text:p>
      <text:p text:style-name="Standard">Кий Агамалова с сухим треском скользнул по шару, но шар не сдвинулся с места.</text:p>
      <text:p text:style-name="Standard">— Кикс! — радостно закричал Олизар и затанцевал канкан вокруг бильярда.</text:p>
      <text:p text:style-name="Standard">— Когда ты спышь — храпышь, дюша мой?</text:p>
      <text:p text:style-name="Standard">Агамалов стукнул толстым концом кия о пол.</text:p>
      <text:p text:style-name="Standard">— А ты не смей под руку говорить! — крикнул он, сверкая черными глазами. — Я игру брошу.</text:p>
      <text:p text:style-name="Standard">— Нэ кирпичись, дюша мой, кровь испортышь. Модистку в угол!..</text:p>
      <text:p text:style-name="Standard">К Ромашову подскочил один из вестовых, наряженных на дежурство в переднюю, чтобы раздевать приезжающих дам.</text:p>
      <text:p text:style-name="Standard">— Ваше благородие, вас барыня просят в залу.</text:p>
      <text:p text:style-name="Standard">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Standard">— Подпоручик Ромашо-ов, прикажите сыграть что-нибудь для слу-уха. Пожа-алуйста…</text:p>
      <text:p text:style-name="Standard">— Слушаю-с. — Ромашов поклонился и подошел к музыкантскому окну. — Зиссерман, — крикнул он старосте оркестра, — валяй для слуха!</text:p>
      <text:p text:style-name="Standard">Сквозь раскрытое окно галереи грянули первые раскаты увертюры из «Жизни за царя», и в такт им заколебались вверх и вниз языки свечей.</text:p>
      <text:p text:style-name="Standard">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Standard">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Standard">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Standard"><text:soft-page-break/>— А что, подпоручик, в карточной уже винтят?</text:p>
      <text:p text:style-name="Standard">— Нет еще. Все в столовой.</text:p>
      <text:p text:style-name="Standard">— Нет еще? Знаешь, Сонечка, я того… пойду в столовую — «Инвалид» пробежать. Вы, милый Ромашов, попасите ее… ну, там какую-нибудь кадриленцию.</text:p>
      <text:p text:style-name="Standard">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Standard">Барышни, разнообразно картавя, смеясь и перебивая друг дружку, набросились на Ромашова:</text:p>
      <text:p text:style-name="Standard">— Отчего вы к нам не пьиходили?</text:p>
      <text:p text:style-name="Standard">— Звой, звой, звой!</text:p>
      <text:p text:style-name="Standard">— Нехолосый, нехолосый, нехолосый!</text:p>
      <text:p text:style-name="Standard">— Звой, звой!</text:p>
      <text:p text:style-name="Standard">— Пьиглашаю вас на пейвую кадъиль.</text:p>
      <text:p text:style-name="Standard">— Mesdames!.. Mesdames! — говорил Ромашов, изображая собою против воли любезного кавалера и расшаркиваясь во все стороны.</text:p>
      <text:p text:style-name="Standard">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Standard">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Standard">Ромашов отыскал поручика Бобетинского и подошел к нему. Бобетинский стоял около стола, засунув руки в карманы брюк, раскачиваясь на носках и на каблуках и щуря глаза от дыма папироски. Ромашов тронул его за рукав.</text:p>
      <text:p text:style-name="Standard">—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Standard">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Standard">— Петр Фаддеевич, милый, пожалуйста, подирижируйте нынче за меня, — попросил Ромашов.</text:p>
      <text:p text:style-name="Standard">— Ме, мон ами! — Бобетинский поднял кверху плечи и брови и сделал глупые глаза. — Но… мой дрюг, — перевел он по-русски. — С какой стати? Пуркуа?<text:note text:id="ftn20" text:note-class="footnote"><text:note-citation>5</text:note-citation><text:note-body><text:p text:style-name="FootNote"><text:s/></text:p></text:note-body></text:note>Право, вы меня… как это говорится?.. Вы меня эдивляете!..</text:p>
      <text:p text:style-name="Standard">— Дорогой мой, пожалуйста…</text:p>
      <text:p text:style-name="Standard">— Постойте… Во-первых, без фэ-миль-ярностей. Чтэ это тэкое — дорогой, тэкой-сякой е цетера?<text:note text:id="ftn20" text:note-class="footnote"><text:note-citation>6</text:note-citation><text:note-body><text:p text:style-name="FootNote"><text:s/></text:p></text:note-body></text:note></text:p>
      <text:p text:style-name="Standard">— Ну, умоляю вас, Петр Фаддеич… Голова болит… и горло… положительно не могу.</text:p>
      <text:p text:style-name="Standard">Ромашов долго и убедительно упрашивал товарища. Наконец он даже решил пустить в дело лесть.</text:p>
      <text:p text:style-name="Standard">Ведь никто же в полку не умеет так красиво и разнообразно вести танцы, как Петр Фаддеевич. И кроме того, об этом также просила одна дама…</text:p>
      <text:p text:style-name="Standard">—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text:note text:id="ftn20" text:note-class="footnote"><text:note-citation>7</text:note-citation><text:note-body><text:p text:style-name="FootNote"><text:s/></text:p></text:note-body></text:note>Ну, хорошо, я, так и быть, согласен… Я согласен.</text:p>
      <text:p text:style-name="Standard">И таким же разочарованным голосом он вдруг прибавил:</text:p>
      <text:p text:style-name="Standard">— Мон шер ами, а нет ли у вас… как это называется… трех рюблей?</text:p>
      <text:p text:style-name="Standard">— К сожалению!.. — вздохнул Ромашов.</text:p>
      <text:p text:style-name="Standard"><text:soft-page-break/>— А рубля?</text:p>
      <text:p text:style-name="Standard">— Мм!..</text:p>
      <text:p text:style-name="Standard">— Дезагреабль-с…<text:note text:id="ftn20" text:note-class="footnote"><text:note-citation>8</text:note-citation><text:note-body><text:p text:style-name="FootNote"><text:s/></text:p></text:note-body></text:note>Ничего не поделаешь. Ну, пойдемте в таком случае выпьем водки.</text:p>
      <text:p text:style-name="Standard">— Увы! И кредита нет, Петр Фаддеевич.</text:p>
      <text:p text:style-name="Standard">— Да-а? О, повр анфан!..<text:note text:id="ftn20" text:note-class="footnote"><text:note-citation>9</text:note-citation><text:note-body><text:p text:style-name="FootNote"><text:s/></text:p></text:note-body></text:note>Все равно, пойдем. — Бобетинский сделал широкий и небрежный жест великодушия. — Я вас приветствую.</text:p>
      <text:p text:style-name="Standard">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Standard">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Standard">—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будут жрать? А вышел он на поединок, я ему влеплю пулю в живот, и опять детям кусать нечего… Чепуха все.</text:p>
      <text:p text:style-name="Standard">—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Standard">— Ну, знаете, ваших случаев не переслушаешь, — развязно перебил его Арчаковский, — расскажете еще что-нибудь, что было за царя Гороха.</text:p>
      <text:p text:style-name="Standard">— Гето, братец… ах, какой ты дерзкий… Ты еще мальчишка, а я, гето… Был, я говорю, такой случай…</text:p>
      <text:p text:style-name="Standard">— Только кровь может смыть пятно обиды, — вмешался напыщенным тоном поручик Бобетинский и по-петушиному поднял кверху плечи.</text:p>
      <text:p text:style-name="Standard">— Гето, был у нас прапорщик Солуха, — силился продолжать Лех.</text:p>
      <text:p text:style-name="Standard">К столу подошел, выйдя из буфета, командир первой роты, капитан Осадчий.</text:p>
      <text:p text:style-name="Standard">—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Standard">— А, колосс родосский, — ласково приветствовал его Лех. — Гето… садись ты около меня, памятник ты этакий… Водочки выпьешь со мною?</text:p>
      <text:p text:style-name="Standard">— И весьма, — низкой октавой ответил Осадчий.</text:p>
      <text:p text:style-name="Standard">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Standard">Осадчий выпил водки, разгрыз с хрустом редиску и спросил равнодушно:</text:p>
      <text:p text:style-name="Standard">— Ну-с, итак, какое же резюме почтенного собрания?</text:p>
      <text:p text:style-name="Standard">—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p>
      <text:p text:style-name="Standard">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Standard">—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целомудренной стыдливости мнение это выслушано не было.</text:p>
      <text:p text:style-name="Standard">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Standard">—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Standard">— Эх вы, Декадент Иванович, — грубо махнул на него рукой Арчаковский, — тряпку вам сосать.</text:p>
      <text:p text:style-name="Standard">— Гето, да дайте же мне, братцы, высказаться!</text:p>
      <text:p text:style-name="Standard"><text:soft-page-break/>Сразу покрывая все голоса могучим звуком своего голоса, заговорил Осадчий:</text:p>
      <text:p text:style-name="Standard">—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Standard">—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Standard">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Standard">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Standard">— Господа, ну что-о же это такое! Дамы уж давно съехались, а вы тут сидите и угощаетесь! Мы хочем танцевать!</text:p>
      <text:p text:style-name="Standard">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Standard">— Божественная! И как это начальство позволяет шущештвовать такой красоте! Рру-учку!.. Лобзнуть!..</text:p>
      <text:p text:style-name="Standard">— Юрий Алексеевич, — продолжала щебетать Петерсон, — ведь вы, кажется, на сегодня назначены? Хорош, нечего сказать, дирижер!</text:p>
      <text:p text:style-name="Standard">— Миль пардон, мадам.<text:note text:id="ftn20" text:note-class="footnote"><text:note-citation>10</text:note-citation><text:note-body><text:p text:style-name="FootNote"><text:s/></text:p></text:note-body></text:note>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Standard">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Standard">— Месье, приглашайте дам на вальс! Музыканты, вальс!</text:p>
      <text:p text:style-name="Standard">— Простите, господин подполковник, мои обязанности призывают меня, — сказал Ромашов.</text:p>
      <text:p text:style-name="Standard">—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Standard">— Господин подполковник, право же…</text:p>
      <text:p text:style-name="Standard">—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Standard"/>
      <text:h text:style-name="Heading_20_2" text:outline-level="2">IX</text:h>
      <text:p text:style-name="P7"/>
      <text:p text:style-name="Standard">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Standard">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Standard">— Нет, ск'жи-ите, граф, отчего мне всегда так жарко? Ум'ляю вас — ск'жи-ите!..</text:p>
      <text:p text:style-name="Standard">Олизар сделал полупоклон, звякнул шпорами и провел рукой по усам в одну и в другую сторону.</text:p>
      <text:p text:style-name="Standard">— Сударыня, этого даже Мартын Задека не скажет.</text:p>
      <text:p text:style-name="Standard">И так как в это время Олизар глядел на ее плоское декольте, она стала часто и неестественно глубоко дышать.</text:p>
      <text:p text:style-name="Standard">—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Standard">Олизар коротко и неопределенно заржал.</text:p>
      <text:p text:style-name="Standard"><text:soft-page-break/>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Standard">— Да, да, да, вы не смейтесь, граф. Вы не знаете, что моя мать гречанка!</text:p>
      <text:p text:style-name="Standard">«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Standard">В это время Петерсон обернулась к Ромашову и вызывающе посмотрела на него прищуренными глазами.</text:p>
      <text:p text:style-name="Standard">Ромашов по привычке сказал мысленно:</text:p>
      <text:p text:style-name="Standard">«Лицо его стало непроницаемо, как маска».</text:p>
      <text:p text:style-name="Standard">— Здравствуйте, Юрий Алексеевич! Что же вы не подойдете поздороваться? — запела Раиса Александровна.</text:p>
      <text:p text:style-name="Standard">Ромашов подошел. Она со злыми зрачками глаз, ставшими вдруг необыкновенно маленькими и острыми, крепко сжала его руку.</text:p>
      <text:p text:style-name="Standard">— Я по вашей просьбе оставила вам третью кадриль. Надеюсь, вы не забыли?</text:p>
      <text:p text:style-name="Standard">Ромашов поклонился.</text:p>
      <text:p text:style-name="Standard">— Какой вы нелюбезный, — продолжала кривляться Петерсон. — Вам бы следовало сказать: аншанте, мадам<text:note text:id="ftn20" text:note-class="footnote"><text:note-citation>11</text:note-citation><text:note-body><text:p text:style-name="FootNote"><text:s/></text:p></text:note-body></text:note>(«адшадте, бадаб» — услышал Ромашов)! Граф, правда, он мешок?</text:p>
      <text:p text:style-name="Standard">— Как же… Я помню, — неуверенно забормотал Ромашов. — Благодарю за честь.</text:p>
      <text:p text:style-name="Standard">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Standard">— Кадриль-монстр! Кавалье, ангаже во дам!<text:note text:id="ftn20" text:note-class="footnote"><text:note-citation>12</text:note-citation><text:note-body><text:p text:style-name="FootNote"><text:s/></text:p></text:note-body></text:note>Ромашов с Раисой Александровной стали недалеко от музыкантского окна, имея vis-a-vis<text:note text:id="ftn20" text:note-class="footnote"><text:note-citation>13</text:note-citation><text:note-body><text:p text:style-name="FootNote"><text:s/></text:p></text:note-body></text:note>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Standard">«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Standard">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text:note text:id="ftn20" text:note-class="footnote"><text:note-citation>14</text:note-citation><text:note-body><text:p text:style-name="FootNote"><text:s/></text:p></text:note-body></text:note>и, перемешав его, заставлял кавалеров отыскивать дам.</text:p>
      <text:p text:style-name="Standard">— Медам, авансе… виноват, рекуле. Кавалье, соло! Пардон, назад, балянсе авек во дам!<text:note text:id="ftn20" text:note-class="footnote"><text:note-citation>15</text:note-citation><text:note-body><text:p text:style-name="FootNote"><text:s/></text:p></text:note-body></text:note>Да назад же!</text:p>
      <text:p text:style-name="Standard">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Standard">— Я не позволю так со мной обращаться. Слышите? Я вам не девчонка. Да. И так порядочные люди не поступают. Да.</text:p>
      <text:p text:style-name="Standard">— Не будем сердиться, Раиса Александровна, — убедительно и мягко попросил Ромашов.</text:p>
      <text:p text:style-name="Standard">—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Standard">— Но меня ваше письмо не застало дома, клянусь вам.</text:p>
      <text:p text:style-name="Standard">— Ха! Вы мне морочите голову! Точно я не знаю, где вы бываете… Но будьте уверены…</text:p>
      <text:p text:style-name="Standard">— Кавалье, ан аван! Рон де кавалье.<text:note text:id="ftn20" text:note-class="footnote"><text:note-citation>16</text:note-citation><text:note-body><text:p text:style-name="FootNote"><text:s/></text:p></text:note-body></text:note>А гош! Налево, налево! Да налево же, господа! Эх, ничего не понимают! Плю де ля ви, месье!<text:note text:id="ftn20" text:note-class="footnote"><text:note-citation>17</text:note-citation><text:note-body><text:p text:style-name="FootNote"><text:s/></text:p></text:note-body></text:note>— кричал Бобетинский, увлекая танцоров в быстрый круговорот и отчаянно топая ногами.</text:p>
      <text:p text:style-name="Standard">—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Standard">— Я попросил бы при мне так не отзываться о моих знакомых, — сурово остановил Ромашов.</text:p>
      <text:p text:style-name="Standard">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Standard"><text:soft-page-break/>— Да, да, у нее отец проворовался, ей нечего подымать нос! — кричала Петерсон. — Скажите пожалуйста, она нам неглижирует.<text:note text:id="ftn20" text:note-class="footnote"><text:note-citation>18</text:note-citation><text:note-body><text:p text:style-name="FootNote"><text:s/></text:p></text:note-body></text:note>Мы и про нее тоже кое-что знаем! Да!</text:p>
      <text:p text:style-name="Standard">— Я вас прошу, — лепетал Ромашов.</text:p>
      <text:p text:style-name="Standard">—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Standard">— Мазурка женераль! Променад! — кричал Бобетинский, проносясь вдоль залы, весь наклонившись вперед в позе летящего архангела.</text:p>
      <text:p text:style-name="Standard">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Standard">—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Standard">—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Standard">— Кончим же скорее, — нетерпеливо, глухим голосом, стиснув зубы, проговорил Ромашов.</text:p>
      <text:p text:style-name="Standard">— Антракт пять минут. Кавалье, оккюпе во дам!<text:note text:id="ftn20" text:note-class="footnote"><text:note-citation>19</text:note-citation><text:note-body><text:p text:style-name="FootNote"><text:s/></text:p></text:note-body></text:note>— крикнул дирижер.</text:p>
      <text:p text:style-name="Standard">—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Standard">— По-ло-жим!</text:p>
      <text:p text:style-name="Standard">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Standard">—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Standard">Когда они кончили фигуру, ее лицо опять сразу приняло сердитое выражение, «точно у разозленного насекомого», — подумал Ромашов.</text:p>
      <text:p text:style-name="Standard">—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Standard">—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Standard">— Ах, скажи-ите, как мне это обидно!</text:p>
      <text:p text:style-name="Standard">—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Standard">— Ха, это, конечно, вы — избранная натура?</text:p>
      <text:p text:style-name="Standard">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Standard">—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Standard">— Для этого я могла бы выбрать кого-нибудь получше и поинтереснее вас, — с напыщенной гордостью возразила Петерсон.</text:p>
      <text:p text:style-name="Standard">—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бесстрастная, приносите в жертву и ваши семейные обязанности, и вашу верность супружескому алтарю.</text:p>
      <text:p text:style-name="Standard">— Нет, вы еще обо мне услышите! — зло и многозначительно прошептала Раиса.</text:p>
      <text:p text:style-name="Standard">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p>
      <text:p text:style-name="Standard">Он еще издали неестественно улыбался своими синими, облипшими вокруг рта губами.</text:p>
      <text:p text:style-name="Standard">— Танцуешь, Раечка! Здравствуйте, дорогой Жоржик. Что вас так давно не видно! Мы так к вам привыкли, что, право, уж соскучились без вас.</text:p>
      <text:p text:style-name="Standard"><text:soft-page-break/>— Так… как-то… все занятия, — забормотал Ромашов.</text:p>
      <text:p text:style-name="Standard">—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Standard">— А я, признаться, думал, что вы поссорились. Гляжу, сидите и о чем-то горячитесь. Что у вас?</text:p>
      <text:p text:style-name="Standard">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Standard">— Юрий Алексеевич все философствует. Говорит, что танцы отжили свое время и что танцевать глупо и смешно.</text:p>
      <text:p text:style-name="Standard">— А сам пляшет, — с ехидным добродушием заметил Петерсон. — Ну, танцуйте, дети мои, танцуйте, я вам не мешаю.</text:p>
      <text:p text:style-name="Standard">Едва он отошел, Раиса сказала с напускным чувством:</text:p>
      <text:p text:style-name="Standard">— И этого святого, необыкновенного человека я обманывала!.. И ради кого же! О, если бы он знал, если б он только знал…</text:p>
      <text:p text:style-name="Standard">— Маз-зурка женераль! — закричал Бобетинский. — Кавалеры отбивают дам!</text:p>
      <text:p text:style-name="Standard">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Standard">— Актриса! — хрипло зашептал Ромашов, наклоняясь близко к Раисе. — Вас смешно и жалко слушать.</text:p>
      <text:p text:style-name="Standard">— Вы, кажется, пьяны! — брезгливо воскликнула Раиса и кинула на Ромашова тот взгляд, которым в романах героини меряют злодеев с головы до ног.</text:p>
      <text:p text:style-name="Standard">—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мне гадко думать об этом холодном, бесцельном, об этом неизвиняемом разврате!</text:p>
      <text:p text:style-name="Standard">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p text:style-name="Standard">— Прелестно! Пехотный офицер в роли Иосифа Прекрасного!</text:p>
      <text:p text:style-name="Standard">—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Standard">Петерсон с величественным негодованием поднялась со стула.</text:p>
      <text:p text:style-name="Standard">—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Standard">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Standard">Раиса с треском сложила веер.</text:p>
      <text:p text:style-name="Standard">— О, подлец-мерзавец! — прошептала она трагически и быстро пошла через залу в уборную.</text:p>
      <text:p text:style-name="Standard">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Standard">«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Standard">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Standard">— Благослови, преосвященный владыка. Вррремя начатия служения…</text:p>
      <text:p text:style-name="Standard">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Standard">— Нет, нет, господа… позвольте, вот я вам расскажу! — кричал Арчаковский. — Приходит однажды солдат на постой к хохлу. А у хохла кра-асивая жинка. Вот солдат и думает: как бы мне это…</text:p>
      <text:p text:style-name="Standard"><text:soft-page-break/>Едва он кончал, его прерывал ожидавший нетерпеливо своей очереди Василий Васильевич Липский.</text:p>
      <text:p text:style-name="Standard">— Нет, это что, господа… А вот я знаю один анекдот.</text:p>
      <text:p text:style-name="Standard">И он еще не успевал кончить, как следующий торопился со своим рассказом.</text:p>
      <text:p text:style-name="Standard">— А вот тоже, господа. Дело было в Одессе, и притом случай…</text:p>
      <text:p text:style-name="Standard">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Standard">Веткин, вернувшийся со двора, где он усаживал Леха в экипаж, пригласил к столу Ромашова.</text:p>
      <text:p text:style-name="Standard">— Садитесь-ка, Жоржинька… Раздавим. Я сегодня богат, как жид. Вчера выиграл и сегодня опять буду метать банк.</text:p>
      <text:p text:style-name="Standard">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Standard">—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Standard">—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Standard">—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Standard">Веткин поглядел на него мутными глазами, точно сквозь какую-то пленку, икнул и вдруг запел тоненьким, дребезжащим тенорком:</text:p>
      <text:p text:style-name="P7"/>
      <text:p text:style-name="P10">В тиши жила,</text:p>
      <text:p text:style-name="P10">В лесу жила,</text:p>
      <text:p text:style-name="P10">И вертено крути-ила…</text:p>
      <text:p text:style-name="P10"/>
      <text:p text:style-name="Standard">Плюнь на все, ангел, и береги здоровье.</text:p>
      <text:p text:style-name="P7"/>
      <text:p text:style-name="P10">И от всей своей души</text:p>
      <text:p text:style-name="P10">Прялочку любила.</text:p>
      <text:p text:style-name="P10"/>
      <text:p text:style-name="Standard">Пойдем играть, Ромашевич-Ромашовский, я тебе займу красненькую.</text:p>
      <text:p text:style-name="Standard">«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Standard">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Standard">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Standard"/>
      <text:h text:style-name="Heading_20_2" text:outline-level="2"><text:soft-page-break/>X0</text:h>
      <text:p text:style-name="P7"/>
      <text:p text:style-name="Standard">Было золотое, но холодное, настоящее весеннее утро. Цвела черемуха.</text:p>
      <text:p text:style-name="Standard">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p>
      <text:p text:style-name="Standard">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Standard">— З-захарчук! П-прогони эту п-тицу ка-камнем. М-мешает…</text:p>
      <text:p text:style-name="Standard">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Standard">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Standard">— От, из-звольте. Уся рота, ч-черт бы ее побрал, идет не в ногу. Один п-подпоручик идет в ногу.</text:p>
      <text:p text:style-name="Standard">Иногда же, обругав всю роту матерными словами, он поспешно, но едко прибавлял:</text:p>
      <text:p text:style-name="Standard">— З-за исключением г-господ офицеров и подпрапорщика.</text:p>
      <text:p text:style-name="Standard">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Standard">«Эх, все равно уж! — думал с отчаянием Ромашов, подходя к роте. — И здесь плохо, и там плохо, — одно к одному. Пропала моя жизнь!»</text:p>
      <text:p text:style-name="Standard">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Standard">«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p>
      <text:p text:style-name="Standard">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Standard">— Прошу помнить, подпоручик, что вы обязаны быть в роте за пять минут до прихода старшего субалтерн-офицера и за десять до ротного командира.</text:p>
      <text:p text:style-name="Standard">— Виноват, господин капитан, — деревянным голосом ответил Ромашов.</text:p>
      <text:p text:style-name="Standard">— От, извольте, — виноват!.. Все спите. Во сне шубы не сошьешь. Прошу господ офицеров идти к своим взводам.</text:p>
      <text:p text:style-name="Standard">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Standard">— Подымание на носки и плавное приседание. Рук-и-и… на бедр!</text:p>
      <text:p text:style-name="Standard">И потом затянул, нараспев, низким голосом:</text:p>
      <text:p text:style-name="Standard">— Начина-а-ай!</text:p>
      <text:p text:style-name="Standard">—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Standard">А рядом маленький вертлявый ефрейтор Сероштан выкрикивал тонким, резким и срывающимся, как у молодого петушка, голосом:</text:p>
      <text:p text:style-name="Standard">—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Standard">—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Standard"><text:soft-page-break/>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Standard">—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Standard">— Слушаю, господин капитан! — весело гаркнул Лбов. — Слушаю, но не исполняю, — добавил он вполголоса, подмигнув Ромашову.</text:p>
      <text:p text:style-name="Standard">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Standard">— Не болтай ногами. Носки уверх!</text:p>
      <text:p text:style-name="Standard">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Standard">Хлебников висел на руках, безобразный, неуклюжий, точно удавленник.</text:p>
      <text:p text:style-name="Standard">— Подтягивайся, собачья морда, подтягивайся-а! — кричал унтер-офицер. — Ну, уверх!</text:p>
      <text:p text:style-name="Standard">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Standard">— А-а! Не желаешь делать емнастические упражнения! — заорал унтер-офицер. — Ты, подлец, мне весь взвод нарушаешь! Я т-тебе!</text:p>
      <text:p text:style-name="Standard">—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Standard">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Standard">— Слушаю, ваше благородие. Только позвольте вам доложить: никакой с им возможности нет.</text:p>
      <text:p text:style-name="Standard">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Standard">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Standard">—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Standard">— Ловко! — вставил Лбов.</text:p>
      <text:p text:style-name="Standard">— Потом, это уж на вашей памяти, Павел Павлыч, — стрельба при генерале Арагонском.</text:p>
      <text:p text:style-name="Standard">— А! Примостився стреляти? — засмеялся Веткин.</text:p>
      <text:p text:style-name="Standard">— Что это такое? — спросил Ромашов.</text:p>
      <text:p text:style-name="Standard">Слива презрительно махнул рукой.</text:p>
      <text:p text:style-name="Standard">—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Standard">— А помните, Афанасий Кириллыч, как теорию зубрили? — сказал Веткин. — 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Standard">—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Standard">— А при Слесареве, помните шрейберовскую гимнастику?</text:p>
      <text:p text:style-name="Standard">—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Standard">— Да, это не шоколад! — сочувственно кивнул головой Веткин.</text:p>
      <text:p text:style-name="Standard"><text:soft-page-break/>—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Standard">—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Standard">—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Standard">—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Standard">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Standard">— Что т-тако-е? — протянул он тоном крайнего презрения.</text:p>
      <text:p text:style-name="Standard">Ромашов побледнел. У него похолодело в груди и в животе, а сердце забилось, точно во всем теле сразу.</text:p>
      <text:p text:style-name="Standard">— Я сказал, что это нехорошо… Да, и повторяю… вот что, — сказал он несвязно, но настойчиво.</text:p>
      <text:p text:style-name="Standard">—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Standard">Ромашов поглядел на него в упор с ненавистью и сказал почти шепотом:</text:p>
      <text:p text:style-name="Standard">— Если вы будете бить солдат, я на вас подам рапорт командиру полка.</text:p>
      <text:p text:style-name="Standard">—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офицеров идти в ротную школу, — закончил он сердито.</text:p>
      <text:p text:style-name="Standard">Он резко повернулся к офицерам спиной.</text:p>
      <text:p text:style-name="Standard">—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Standard">—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Standard">— Ну да, это, конечно, так, — подтвердил равнодушно Веткин и зевнул.</text:p>
      <text:p text:style-name="Standard">А Ромашов продолжал с горячностью:</text:p>
      <text:p text:style-name="Standard">—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Standard"/>
      <text:h text:style-name="Heading_20_2" text:outline-level="2">XI</text:h>
      <text:p text:style-name="P7"/>
      <text:p text:style-name="Standard">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Standard">— Бондаренко! — выкрикнул зычным голосом Сероштан.</text:p>
      <text:p text:style-name="Standard">Бондаренко, ударившись обеими ногами об пол, вскочил прямо и быстро, как деревянная кукла с заводом.</text:p>
      <text:p text:style-name="Standard">—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Standard">— Ружо, дяденька? — догадывается Бондаренко.</text:p>
      <text:p text:style-name="Standard">—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Standard"><text:soft-page-break/>Бондаренко скороговоркой повторяет слова, которые он знал, конечно, и раньше.</text:p>
      <text:p text:style-name="Standard">—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Standard">Шевчук встает с угрюмым видом и отвечает глухим басом, медленно и в нос и так отрывая фразы, точно он ставит после них точки:</text:p>
      <text:p text:style-name="Standard">—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Standard">—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Standard">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Standard">—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Standard">—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Standard">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Standard">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Standard">— Н-ну! Долго я тебя буду ждать, пока ты соберешься? — начинает сердиться Сероштан.</text:p>
      <text:p text:style-name="Standard">— Нутренними врагами… врагами…</text:p>
      <text:p text:style-name="Standard">—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Standard">Овечкин вскакивает и радостно кричит:</text:p>
      <text:p text:style-name="Standard">— Так что бунтовщики, стюденты, конокрады, жиды и поляки!</text:p>
      <text:p text:style-name="Standard">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Standard">— Солтыс, что такое часовой?</text:p>
      <text:p text:style-name="Standard">Солтыс, литвин, давясь и тараща глаза от старания, выкрикивает:</text:p>
      <text:p text:style-name="Standard">— Часовой есть лицо неприкосновенное.</text:p>
      <text:p text:style-name="Standard">— Ну да, так, а еще?</text:p>
      <text:p text:style-name="Standard">— Часовой есть солдат, поставленный на какой-либо пост с оружием в руках.</text:p>
      <text:p text:style-name="Standard">— Правильно. Вижу, Солтыс, что ты уже начинаешь стараться. А для чего ты поставлен на пост, Пахоруков?</text:p>
      <text:p text:style-name="Standard">— Чтобы не спал, не дремал, не курил и ни от кого не принимал никаких вещей и подарков.</text:p>
      <text:p text:style-name="Standard">— А честь?</text:p>
      <text:p text:style-name="Standard">— И чтобы отдавал установленную честь господам проезжающим офицерам.</text:p>
      <text:p text:style-name="Standard">— Так. Садись.</text:p>
      <text:p text:style-name="Standard">Шаповаленко давно уже заметил ироническую улыбку вольноопределяющегося Фокина и потому выкрикивает с особенной строгостью:</text:p>
      <text:p text:style-name="Standard"><text:soft-page-break/>— Вольный определяющий! Кто же так встает? Если начальство спрашивает, то вставать надо швидко, как пружина. Что есть знамя?</text:p>
      <text:p text:style-name="Standard">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Standard">— Знамя есть священная воинская хоругвь, под которой…</text:p>
      <text:p text:style-name="Standard">— Брешете! — сердито обрывает его Шаповаленко и ударяет памяткой по ладони.</text:p>
      <text:p text:style-name="Standard">— Нет, я говорю верно, — упрямо, но спокойно говорит Фокин.</text:p>
      <text:p text:style-name="Standard">— Что-о?! Если начальство говорит нет, значит, нет!</text:p>
      <text:p text:style-name="Standard">— Посмотрите сами в уставе.</text:p>
      <text:p text:style-name="Standard">—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Standard">— Шаповаленко, не спорь, — вмешивается Ромашов. — Продолжай занятия.</text:p>
      <text:p text:style-name="Standard">— Слушаю, ваше благородие! — вытягивается Шаповаленко. — Только дозвольте вашему благородию доложить — все этот вольный определяющий умствуют.</text:p>
      <text:p text:style-name="Standard">— Ладно, ладно, дальше!</text:p>
      <text:p text:style-name="Standard">— Слушаю, вашбродь… Хлебников! Кто у нас командир корпуса?</text:p>
      <text:p text:style-name="Standard">Хлебников растерянными глазами глядит на унтер-офицера. Из его раскрытого рта вырывается, точно у осипшей вороны, одинокий шипящий звук.</text:p>
      <text:p text:style-name="Standard">— Раскачивайся! — злобно кричит на него унтер-офицер.</text:p>
      <text:p text:style-name="Standard">— Его…</text:p>
      <text:p text:style-name="Standard">— Ну, — его… Ну, что ж будет дальше?</text:p>
      <text:p text:style-name="Standard">Ромашов, который в эту минуту отвернулся в сторону, слышит, как Шаповаленко прибавляет пониженным тоном, хрипло:</text:p>
      <text:p text:style-name="Standard">— Вот погоди, я тебе после учения разглажу морду-то!</text:p>
      <text:p text:style-name="Standard">И так как Ромашов в эту секунду повертывается к нему, он произносит громко и равнодушно:</text:p>
      <text:p text:style-name="Standard">— Его высокопревосходительство… Ну, что ж ты, Хлебников, дальше!..</text:p>
      <text:p text:style-name="Standard">— Его… инфантерии… лентинант, — испуганно и отрывисто бормочет Хлебников.</text:p>
      <text:p text:style-name="Standard">—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Standard">«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Standard">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Standard">— Пря-мо… по колонне… па-альба ротою… ать, два! Рота-а… — он затягивал последний звук, делал паузу и потом отрывисто бросал: — Пли!</text:p>
      <text:p text:style-name="Standard">Щелкали ударники. А Лбов, радостно щеголяя голосом, снова заливался:</text:p>
      <text:p text:style-name="Standard">— К но-о-о… ип!</text:p>
      <text:p text:style-name="Standard"><text:soft-page-break/>Слива ходил от взвода к взводу, сгорбленный, вялый, поправлял стойку и делал короткие, грубые замечания.</text:p>
      <text:p text:style-name="Standard">—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Standard">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Standard">— Плюньте, Юрий Алексеевич, — сказал он Ромашову, беря его под руку. — Стоит ли? Вот кончим учение, пойдем в собрание, тяпнем по рюмке, и все пройдет. А?</text:p>
      <text:p text:style-name="Standard">— Скучно мне, милый Павел Павлыч, — тоскливо произнес Ромашов.</text:p>
      <text:p text:style-name="Standard">— Что говорить, невесело, — сказал Веткин. — Но как же иначе? Надо же людей учить делу. А вдруг война?</text:p>
      <text:p text:style-name="Standard">—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Standard">— Э-э, развели философию. Какого черта! А если на нас вдруг нападут немцы? Кто будет Россию защищать?</text:p>
      <text:p text:style-name="Standard">— Я ведь ничего не знаю и не говорю, Павел Павлыч, — жалобно и кротко возразил 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Standard">—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Standard">—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Standard">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p>
      <text:p text:style-name="Standard">Ромашов услышал, как чей-то равнодушно-задирающий голос окликнул:</text:p>
      <text:p text:style-name="Standard">— Хлебников, а Хлебников!..</text:p>
      <text:p text:style-name="Standard">— А? — угрюмо в нос отозвался Хлебников.</text:p>
      <text:p text:style-name="Standard">— Ты что дома делал?</text:p>
      <text:p text:style-name="Standard">— Робил, — сонно ответил Хлебников.</text:p>
      <text:p text:style-name="Standard">— Да что робил-то, дурья голова?</text:p>
      <text:p text:style-name="Standard">— Все. Землю пахал, за скотиной ходил.</text:p>
      <text:p text:style-name="Standard">— Чего ты к нему привязался? — вмешивается старослуживый солдат, дядька Шпынев. — Известно, чего робил: робят сиськой кормил.</text:p>
      <text:p text:style-name="Standard">Ромашов мимоходом взглянул на серое, жалкое, голое лицо Хлебникова, и опять в душе его заскребло какое-то неловкое, больное чувство.</text:p>
      <text:p text:style-name="Standard">— В ружье! — крикнул с середины плаца Слива. — Господа офицеры, по местам!</text:p>
      <text:p text:style-name="Standard"/>
      <text:p text:style-name="P8"/>
      <text:p text:style-name="P8"/>
      <text:p text:style-name="Standard">Залязгали ружья, цепляясь штыком за штык. Солдаты, суетливо одергиваясь, становились на свои места.</text:p>
      <text:p text:style-name="Standard">— Рравняйсь! — скомандовал Слива. — Смирна!</text:p>
      <text:p text:style-name="Standard"><text:soft-page-break/>Затем, подойдя ближе к роте, он закричал нараспев:</text:p>
      <text:p text:style-name="Standard">— Ружейные приемы, по разделениям, счет вслух… Рота, ша-ай… на краул!</text:p>
      <text:p text:style-name="Standard">— Рраз! — гаркнули солдаты и коротко взбросили ружья кверху.</text:p>
      <text:p text:style-name="Standard">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Standard">— Дела-ай… два!</text:p>
      <text:p text:style-name="Standard">— Два! — крикнули солдаты.</text:p>
      <text:p text:style-name="Standard">И опять Слива пошел по строю проверять чистоту и правильность приема.</text:p>
      <text:p text:style-name="Standard">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мировым самообманом, чем-то похожим на нелепый бред.</text:p>
      <text:p text:style-name="Standard">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Standard">— Одно скверно, Ромашов, не умеете вы пить. Выпили рюмку и раскисли.</text:p>
      <text:p text:style-name="Standard">Потом вдруг он ударял кулаком по столу и кричал грозно:</text:p>
      <text:p text:style-name="Standard">— А велят умереть — умрем!</text:p>
      <text:p text:style-name="Standard">— Умрем, — жалобно отвечал Ромашов. — Что умереть? Это чепуха — умереть… Душа болит у меня…</text:p>
      <text:p text:style-name="Standard">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Standard">— Дела-ай раз!.. Дела-ай два!</text:p>
      <text:p text:style-name="Standard"/>
      <text:h text:style-name="Heading_20_2" text:outline-level="2">XII</text:h>
      <text:p text:style-name="P7"/>
      <text:p text:style-name="Standard">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7"/>
      <text:p text:style-name="P1">«Милый Ромочка, — писала она, — я бы вовсе не удивилась, если бы узнала, что вы забыли о том, что сегодня день наших общих именин. Так вот, напоминаю вам об этом. <text:span text:style-name="T1">Несмотря ни на что</text:span> , я все-таки хочу вас сегодня видеть! Только не приходите поздравлять днем, а прямо к пяти часам. Поедем пикником на Дубечную.</text:p>
      <text:p text:style-name="P4">Ваша А.Н.<text:span text:style-name="T3"> »</text:span></text:p>
      <text:p text:style-name="P7"/>
      <text:p text:style-name="Standard">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Standard">— Сегодня! — громко крикнул Ромашов и босой соскочил с кровати на пол, — Гайнан, умываться!</text:p>
      <text:p text:style-name="Standard">Вошел Гайнан.</text:p>
      <text:p text:style-name="Standard">— Ваша благородия, там денщик стоит. Спрашивает: будешь писать ответ?</text:p>
      <text:p text:style-name="Standard"><text:soft-page-break/>— Вот так так! — Ромашов вытаращил глаза и слегка присел. — Ссс… Надо бы ему на чай, а у меня ничего нет. — Он с недоумением посмотрел на денщика.</text:p>
      <text:p text:style-name="Standard">Гайнан широко и радостно улыбнулся.</text:p>
      <text:p text:style-name="Standard">— Мине тоже ничего нет!.. Тебе нет, мине нет. Э, чего там! Она и так пойдет.</text:p>
      <text:p text:style-name="Standard">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Standard">Ромашов судорожно и крепко потер руками лицо и даже крякнул от волнения.</text:p>
      <text:p text:style-name="Standard">—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Standard">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Standard">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Standard">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Standard">«Но не будем унывать! — говорил сам себе Ромашов. — Переберем в памяти всех офицеров. Начнем с ротных. По порядку. Первая рота — Осадчий».</text:p>
      <text:p text:style-name="Standard">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Standard">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Standard">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Standard">«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Standard">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Standard">— Рафальский. А я-то ломал голову!.. Гайнан! Сюртук, перчатки, пальто — живо!</text:p>
      <text:p text:style-name="Standard">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Standard">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Standard">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Standard">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Standard">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Standard">— Милое небо! Милые деревья! — прошептал он с влажными глазами.</text:p>
      <text:p text:style-name="Standard">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Standard">— Полковник дома?</text:p>
      <text:p text:style-name="Standard">— Пожалуйте, ваше благородие.</text:p>
      <text:p text:style-name="Standard">— Да ты поди доложи сначала.</text:p>
      <text:p text:style-name="Standard">— Ничего, пожалуйте так. — Денщик сонно почесал ляжку. — Они этого не любят, чтобы, например, докладать.</text:p>
      <text:p text:style-name="Standard"><text:soft-page-break/>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Standard">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Standard">—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Standard">— Покорно благодарю. Пил уж. Я, господин полковник, пришел…</text:p>
      <text:p text:style-name="Standard">—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Standard">— Простите… Я только что заметил, — у вас на плече сидит белая мышь…</text:p>
      <text:p text:style-name="Standard">—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Standard">— Как они вас знают! — сказал Ромашов.</text:p>
      <text:p text:style-name="Standard">—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Standard">— Может быть, есть какие-нибудь труды, но мы их не знаем? — робко предположил Ромашов.</text:p>
      <text:p text:style-name="Standard">—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Standard">— Так отчего же они этим до сих пор не занялись, Иван Антонович? — спросил Ромашов. — Это же так просто!</text:p>
      <text:p text:style-name="Standard">Рафальский язвительно засмеялся.</text:p>
      <text:p text:style-name="Standard">—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Standard">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Standard">— Иван Антонович, у меня к вам большая, большая просьба…</text:p>
      <text:p text:style-name="Standard">— Денег?</text:p>
      <text:p text:style-name="Standard">— Право, совестно вас беспокоить. Да мне немного, рублей с десяток. Скоро отдать не обещаюсь, но…</text:p>
      <text:p text:style-name="Standard">Иван Антонович вынул руки из воды и стал вытирать их полотенцем.</text:p>
      <text:p text:style-name="Standard">— Десять могу. Больше не могу, а десять с превеликим удовольствием. Вам небось на глупости? Ну, ну, ну, я шучу. Пойдемте.</text:p>
      <text:p text:style-name="Standard">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Standard">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Standard">—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Standard">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Standard">— Видите, каков? А ведь целый год его кормлю…</text:p>
      <text:p text:style-name="Standard">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Standard">—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Standard"><text:soft-page-break/>— Простите, Иван Антонович, — замялся Ромашов. — Я бы с радостью. Н-э только, ей-богу, нет времени.</text:p>
      <text:p text:style-name="Standard">Рафальский ударил себя ладонью по лбу.</text:p>
      <text:p text:style-name="Standard">— Ах, батюшки! Извините вы меня, ради бога. Я-то, старый, разболтался… Ну, ну, ну, идем скорее.</text:p>
      <text:p text:style-name="Standard">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Standard">— Очень рад служить вам, подпоручик, очень рад. Ну, вот… какие еще там благодарности!.. Пустое… Я рад… Заходите, когда есть время. Потолкуем.</text:p>
      <text:p text:style-name="Standard">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Standard">— А-а! Принц Гамлег! — крикнул радостно Веткин. — Откуда и куда? Фу, черт, вы сияете, точно именинник.</text:p>
      <text:p text:style-name="Standard">— Я и есть именинник, — улыбнулся Ромашов.</text:p>
      <text:p text:style-name="Standard">— Да? А ведь и верно; Георгий и Александра. Божественно. Позвольте заключить в пылкие объятия!</text:p>
      <text:p text:style-name="Standard">Они тут же, на улице, крепко расцеловались.</text:p>
      <text:p text:style-name="Standard">— Может быть, по этому случаю зайдем в собрание? Вонзим точно по единой, как говорит наш великосветский друг Арчаковский? — предложил Веткин.</text:p>
      <text:p text:style-name="Standard">— Не могу, Павел Павлыч. Тороплюсь. Впрочем, кажется, вы сегодня уже подрезвились?</text:p>
      <text:p text:style-name="Standard">—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Standard">— Именно?</text:p>
      <text:p text:style-name="Standard">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Standard">—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Standard">— Ловко! — согласился Ромашов. — Приму к сведению в следующий раз. Однако прощайте, Павел Павлыч. Желаю счастливой карты.</text:p>
      <text:p text:style-name="Standard">Они разошлись. Но через минуту Веткин окликнул товарища. Ромашов обернулся.</text:p>
      <text:p text:style-name="Standard">— Зверинец смотрели? — лукаво спросил Веткин, указывая через плечо большим пальцем на дом Рафальского.</text:p>
      <text:p text:style-name="Standard">Ромашов кивнул головой и сказал с убеждением:</text:p>
      <text:p text:style-name="Standard">— Брем у нас славный человек. Такой милый!</text:p>
      <text:p text:style-name="Standard">— Что и говорить! — согласился Веткин. — Только — псих!</text:p>
      <text:p text:style-name="Standard"/>
      <text:h text:style-name="Heading_20_2" text:outline-level="2">XIII</text:h>
      <text:p text:style-name="P7"/>
      <text:p text:style-name="Standard">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Standard">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Standard"><text:soft-page-break/>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Standard">«Ах — письмо! — вдруг вспыхнуло в памяти Ромашова. — Эта странная фраза: <text:span text:style-name="T1">несмотря ни на что</text:span> …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Standard">— Дальше! — крикнул он извозчику.</text:p>
      <text:p text:style-name="Standard">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Standard">— Ромочка! Куда же это вы? — раздался сзади него веселый, звонкий голос Александры Петровны.</text:p>
      <text:p text:style-name="Standard">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Standard">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Standard">—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Standard">— Александра Петровна… сегодня ваше письмо так смутило меня. Там есть одна фраза…</text:p>
      <text:p text:style-name="Standard">—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Standard">—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Standard">Она смущенно засмеялась и покачала головой.</text:p>
      <text:p text:style-name="Standard">—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Standard">— Вот, позвольте вам… Скромный дар…</text:p>
      <text:p text:style-name="Standard">— Что это? Духи? Какие вы глупости делаете! Нет, нет, я шучу. Спасибо вам, милый Ромочка. Володя! — сказала она громко и непринужденно, входя в гостиную. — Вот нам и еще один компаньон для пикника. И еще вдобавок именинник.</text:p>
      <text:p text:style-name="Standard">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p>
      <text:p text:style-name="Standard">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Standard">— Очень рад, очень рад, — говорил Николаев, идя навстречу Ромашову, — тем лучше. Отчего же вы утром не приехали к пирогу?</text:p>
      <text:p text:style-name="Standard">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Standard">«Он меня не любит, — решил быстро про себя Ромашов. — Что он? Сердится? Ревнует? Надоел я ему?»</text:p>
      <text:p text:style-name="Standard">— Знаете… у нас идет в роте осмотр оружия, — отважно солгал Ромашов.</text:p>
      <text:p text:style-name="Standard">—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Standard">Николаев широко улыбнулся и с оскорбительной любезностью потрепал Ромашова по плечу.</text:p>
      <text:p text:style-name="Standard">—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Standard">—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Standard">Он оглянулся и встретился глазами с Шурочкой.</text:p>
      <text:p text:style-name="Standard">«Спасибо, милый!» — сказал ее теплый, по-прежнему странно-внимательный взгляд.</text:p>
      <text:p text:style-name="Standard"><text:soft-page-break/>«Какая она сегодня удивительная!» — подумал Ромашов.</text:p>
      <text:p text:style-name="Standard">— Ну вот и чудесно. — Николаев посмотрел на часы. — Что ж, господа, — сказал он вопросительно, — можно, пожалуй, и ехать?</text:p>
      <text:p text:style-name="Standard">— Ехать так ехать, сказал попугай, когда его кот Васька тащил за хвост из клетки! — шутовски воскликнул Олизар.</text:p>
      <text:p text:style-name="Standard">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Standard">Маленький Михин отвел Ромашова в сторону.</text:p>
      <text:p text:style-name="Standard">—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Standard">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p text:style-name="Standard">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Standard">Наконец все расселись. Где-то впереди Олизар, паясничая и вертясь на своем старом, ленивом мерине, запел из оперетки:</text:p>
      <text:p text:style-name="P7"/>
      <text:p text:style-name="P10">Сядем в почтовую карету скорей,</text:p>
      <text:p text:style-name="P10">Сядем в почтовую карету поскоре-е-е-ей.</text:p>
      <text:p text:style-name="P10"/>
      <text:p text:style-name="Standard">— Рысью ма-а-аррш! — скомандовал громовым голосом Осадчий.</text:p>
      <text:p text:style-name="Standard">Экипажи тронулись.</text:p>
      <text:p text:style-name="Standard"/>
      <text:h text:style-name="Heading_20_2" text:outline-level="2">XIV</text:h>
      <text:p text:style-name="P7"/>
      <text:p text:style-name="Standard">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Standard"/>
      <text:p text:style-name="P8"/>
      <text:p text:style-name="P8"/>
      <text:p text:style-name="Standard">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Standard">— Мы теперь возлежим, точно древнеримские греки.</text:p>
      <text:p text:style-name="Standard">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Standard">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Standard">— Ну-с, господа… Выпьем же первую чару за здоровье нашей прекрасной хозяйки и дорогой именинницы. Дай ей бог всякого счастья и чин генеральши.</text:p>
      <text:p text:style-name="Standard"><text:soft-page-break/>И, высоко подняв кверху большую рюмку, он заревел во всю мочь своей страшной глотки:</text:p>
      <text:p text:style-name="Standard">— Урра!</text:p>
      <text:p text:style-name="Standard">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Standard">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Standard">Тальман, уже достаточно пьяный, поднялся и закричал сипло, но растроганно:</text:p>
      <text:p text:style-name="Standard">—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Standard">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Standard">— Гимн, гимн! — восторженно потребовала маленькая толстушка Андрусевич.</text:p>
      <text:p text:style-name="Standard">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Standard"/>
      <text:p text:style-name="P8"/>
      <text:p text:style-name="P8"/>
      <text:p text:style-name="Standard">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Standard">—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Standard">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Standard">— Вы сегодня необыкновенны. Что с вами? — спросил он шепотом.</text:p>
      <text:p text:style-name="Standard">Она вдруг ответила с каким-то наивным и кротким удивлением:</text:p>
      <text:p text:style-name="Standard">—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Standard">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Standard">—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Standard">— Однако вы не очень распространяйтесь, — заметила шутливо Софья Павловна Тальман.</text:p>
      <text:p text:style-name="Standard">—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Standard">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крепко сжатые белые зубы были хищно оскалены. Он задыхался и не находил слов.</text:p>
      <text:p text:style-name="Standard">—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Standard">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Standard">— Бек! Сумасшедший! Дикарь! — закричали дамы.</text:p>
      <text:p text:style-name="Standard">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Standard"><text:soft-page-break/>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 <text:span text:style-name="T1">как будто</text:span> 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p text:style-name="Standard">«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Standard">Темнело. Тихие лиловые тени от деревьев легли на полянку. Младшая Михина вдруг спохватилась:</text:p>
      <text:p text:style-name="Standard">— Господа, а что же фиалки? Здесь, говорят, пропасть фиалок. Пойдемте собирать.</text:p>
      <text:p text:style-name="Standard">— Поздно, — заметил кто-то. — Теперь в траве ничего не увидишь.</text:p>
      <text:p text:style-name="Standard">— Теперь в траве легче потерять, чем найти, — сказал Диц, скверно засмеявшись.</text:p>
      <text:p text:style-name="Standard">— Ну, тогда давайте разложим костер, — предложил Андрусевич.</text:p>
      <text:p text:style-name="Standard">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Standard">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Standard">—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Standard">Он быстро, при общем хохоте, вынул из кармана две новые колоды карт и с треском распечатал их одну за другой.</text:p>
      <text:p text:style-name="Standard">— Винт, господа? — предложил он. — На свежем воздухе? А?</text:p>
      <text:p text:style-name="Standard">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Standard">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Standard">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Standard">— Сядем, — сказала Шурочка.</text:p>
      <text:p text:style-name="Standard">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Standard">Вдруг она спросила тихим, вздрагивающим голосом:</text:p>
      <text:p text:style-name="Standard">— Ромочка, хорошо вам?</text:p>
      <text:p text:style-name="Standard">—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Standard">— Какая?</text:p>
      <text:p text:style-name="Standard">Она наклонилась к нему ближе, вглядываясь в его глаза, и все ее лицо стало сразу видимым Ромашову.</text:p>
      <text:p text:style-name="Standard">—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Standard">Она тихо засмеялась, и этот низкий, ласковый смех отозвался в груди Ромашова радостной дрожью.</text:p>
      <text:p text:style-name="Standard">—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Standard">Ромашов протянул к ней руки, ища ее тела.</text:p>
      <text:p text:style-name="Standard">— Александра Петровна… Шурочка… Саша! — произнес он умоляюще.</text:p>
      <text:p text:style-name="Standard"><text:soft-page-break/>—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Standard">— О милая! — сказал Ромашов страстно.</text:p>
      <text:p text:style-name="Standard">—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Standard">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Standard">—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Standard">Шурочка совсем опустилась на землю, оперлась о нее локтем и положила на ладонь голову. Помолчав немного, она продолжала задумчиво:</text:p>
      <text:p text:style-name="Standard">—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p text:style-name="Standard">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Standard">— Ромочка… Не надо, — услышал он над собой ее слабый, протяжный и точно ленивый голос.</text:p>
      <text:p text:style-name="Standard">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Standard">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Standard">— Это сказка! — прошептал он тихо одним движением рта.</text:p>
      <text:p text:style-name="Standard">— Да, милый, сказка…</text:p>
      <text:p text:style-name="Standard">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Standard">— Саша… я люблю вас… Я люблю…</text:p>
      <text:p text:style-name="Standard">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Standard">— Нет, нет, нет… Мой милый, нет…</text:p>
      <text:p text:style-name="Standard">— Дорогая моя… Какое счастье!.. Я люблю тебя… — твердил Ромашов в каком-то блаженном бреду. — Я люблю тебя. Посмотри: эта ночь, и тишина, и никого, кроме нас. О счастье мое, как я тебя люблю!</text:p>
      <text:p text:style-name="Standard">Но она говорила шепотом: «нет, нет», тяжело дыша, лежа всем телом на земле. Наконец она заговорила еле слышным голосом, точно с трудом:</text:p>
      <text:p text:style-name="Standard">—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Standard">— Я сделаю, я сделаю это! — тихо воскликнул Ромашов. — Будьте только моей. Идите ко мне. Я всю жизнь…</text:p>
      <text:p text:style-name="Standard">Она перебила его, с ласковой и грустной улыбкой, которую он услышал в ее тоне:</text:p>
      <text:p text:style-name="Standard">—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Standard">— Да, я знаю.</text:p>
      <text:p text:style-name="Standard">— Он говорил тебе? — спросила Шурочка быстро.</text:p>
      <text:p text:style-name="Standard">— Нет, это вышло случайно. Я знаю.</text:p>
      <text:p text:style-name="Standard">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Standard"><text:soft-page-break/>—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Standard"/>
      <text:p text:style-name="P8"/>
      <text:p text:style-name="P8"/>
      <text:p text:style-name="Standard">Когда она говорила, ее голос поминутно вздрагивал, и вздрагивала ее рука, гладившая его голову.</text:p>
      <text:p text:style-name="Standard">— Тебе холодно? — спросил Ромашов.</text:p>
      <text:p text:style-name="Standard">— Нет, милый, мне хорошо, — сказала она кротко.</text:p>
      <text:p text:style-name="Standard">И вдруг с неожиданной, неудержимой страстью она воскликнула:</text:p>
      <text:p text:style-name="Standard">— Ах, мне так хорошо с тобой, любовь моя!</text:p>
      <text:p text:style-name="Standard">Тогда он начал робко, неуверенным тоном, взяв ее руку в свою и тихонько прикасаясь к ее тонким пальцам:</text:p>
      <text:p text:style-name="Standard">— Скажи мне… Прошу тебя. Ты ведь сама говоришь, что не любишь его… Зачем же вы вместе?..</text:p>
      <text:p text:style-name="Standard">Но она резко приподнялась с земли, села и нервно провела руками по лбу и по щекам, точно просыпаясь.</text:p>
      <text:p text:style-name="Standard">— Однако поздно. Пойдемте. Еще начнут разыскивать, пожалуй, — сказала она другим, совершенно спокойным голосом.</text:p>
      <text:p text:style-name="Standard">Они встали с травы и стояли друг против друга молча, слыша дыхание друг друга, глядя в глаза и не видя их.</text:p>
      <text:p text:style-name="Standard">— Прощай! — вдруг воскликнула она звенящим голосом. — Прощай, мое счастье, мое недолгое счастье!</text:p>
      <text:p text:style-name="Standard">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Standard">Потом она с усилием освободилась из его рук и сказала твердо:</text:p>
      <text:p text:style-name="Standard">— Прощай. Довольно. Теперь пойдем.</text:p>
      <text:p text:style-name="Standard">Ромашов упал перед ней на траву, почти лег, обнял ее ноги и стал целовать ее колени долгими, крепкими поцелуями.</text:p>
      <text:p text:style-name="Standard">— Саша, Сашенька! — лепетал он бессмысленно. — Отчего ты не хочешь отдаться мне? Отчего? Отдайся мне!..</text:p>
      <text:p text:style-name="Standard">— Пойдем, пойдем, — торопила она его. — Да встаньте же, Георгий Алексеевич. Нас хватятся. Пойдемте!</text:p>
      <text:p text:style-name="Standard">Они пошли по тому направлению, где слышались голоса. У Ромашова подгибались и дрожали ноги и било в виски. Он шатался на ходу.</text:p>
      <text:p text:style-name="Standard">—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Standard">Ромашов с недоумением посмотрел на нее.</text:p>
      <text:p text:style-name="Standard">— Но ведь у вас муж… Это же неизбежно, — сказал он нерешительно.</text:p>
      <text:p text:style-name="Standard">Шурочка громко рассмеялась. В этом смехе было что-то инстинктивно неприятное, от чего пахнуло холодком в душу Ромашова.</text:p>
      <text:p text:style-name="Standard">—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Standard"><text:soft-page-break/>Он растерянно пожал плечами. Ему стало как будто неловко за свою наивность.</text:p>
      <text:p text:style-name="Standard">— Извините… но я должен сознаться… честное слово…</text:p>
      <text:p text:style-name="Standard">—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Standard">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Standard">— Ну, а если я возьму себя в руки? — спросил Ромашов. — Если я достигну того же, чего хочет твой муж, или еще большего? Тогда?</text:p>
      <text:p text:style-name="Standard">Она прижалась крепко к его плечу щекой и ответила порывисто:</text:p>
      <text:p text:style-name="Standard">— Тогда — да. Да, да, да…</text:p>
      <text:p text:style-name="Standard">Они уже вышли на поляну. Стал виден весь костер и маленькие черные фигуры людей вокруг него.</text:p>
      <text:p text:style-name="Standard">— Ромочка, теперь последнее, — сказала Александра Петровна торопливо, но с печалью и тревогой в голосе. — Я не хотела портить вам вечер и не говорила. Слушайте, вы не должны у нас больше бывать.</text:p>
      <text:p text:style-name="Standard">Он остановился изумленный, растерянный.</text:p>
      <text:p text:style-name="Standard">— Почему же? О Саша!..</text:p>
      <text:p text:style-name="Standard">— Идемте, идемте… Я не знаю, <text:span text:style-name="T1">кто</text:span> 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Standard">— Саша! — умоляюще простонал Ромашов, протягивая к ней руки.</text:p>
      <text:p text:style-name="Standard">—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Standard">— Хорошо, — произнес печально Ромашов.</text:p>
      <text:p text:style-name="Standard">—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Standard">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Standard">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p>
      <text:p text:style-name="Standard">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Standard">«Его красивое лицо было подернуто облаком скорби».</text:p>
      <text:p text:style-name="Standard"/>
      <text:h text:style-name="Heading_20_2" text:outline-level="2">XV</text:h>
      <text:p text:style-name="P7"/>
      <text:p text:style-name="Standard">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Standard">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Standard">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7"/>
      <text:p text:style-name="P10"><text:soft-page-break/>Для расейского солдата</text:p>
      <text:p text:style-name="P10">Пули, бонбы ничего,</text:p>
      <text:p text:style-name="P10">С ними он запанибрата,</text:p>
      <text:p text:style-name="P10">Все безделки для него.</text:p>
      <text:p text:style-name="P10"/>
      <text:p text:style-name="Standard">А потом играли на гармонии плясовую, и фельдфебель командовал:</text:p>
      <text:p text:style-name="Standard">— Грегораш, Скворцов, у круг! Пляши, сукины дети!.. Веселись!</text:p>
      <text:p text:style-name="Standard">Они плясали, но в этой пляске, как и в пении, было что-то деревянное, мертвое, от чего хотелось плакать.</text:p>
      <text:p text:style-name="Standard">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Standard"/>
      <text:p text:style-name="Standard">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Standard">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Standard">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Standard">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Standard">— В приказе сказано собраться к десяти. Теперь без трех минут десять. Я не считаю себя вправе морить людей зря.</text:p>
      <text:p text:style-name="Standard">— Не разговарива-а-ать! — завопил Лех, махая руками и задерживая лошадь. — Прошу, гето, молчать, когда вам делают замечания по службе-е!..</text:p>
      <text:p text:style-name="Standard">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Standard">— Гет-то, что за безобразие! Гето, базар устроили? Мелочную лавочку? Гето, на охоту ехать — собак кормить? О чем раньше думали! Одеваться-а!</text:p>
      <text:p text:style-name="Standard">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Standard">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Standard">— Здорово, красавцы-ы-ы!..</text:p>
      <text:p text:style-name="Standard">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Standard">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Standard">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Standard">— Смиррна! Желонеры, по места-ам! — скомандовал Шульгович.</text:p>
      <text:p text:style-name="Standard">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Standard">— По-олк, слуш-а-ай! На крра-а-а…</text:p>
      <text:p text:style-name="Standard"><text:soft-page-break/>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Standard">— …ул!..</text:p>
      <text:p text:style-name="Standard">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Standard">Шульгович, держа обнаженную шашку у самого лица, тяжелым галопом поскакал навстречу.</text:p>
      <text:p text:style-name="Standard">Сквозь грубо-веселые, воинственные звуки музыки послышался спокойный, круглый голос генерала:</text:p>
      <text:p text:style-name="Standard">— Здорово, первая рота!</text:p>
      <text:p text:style-name="Standard">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Standard">— Здорово, шестая!</text:p>
      <text:p text:style-name="Standard">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Standard">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Standard">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Standard">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Standard">— Капитан Осадчий! Выводите роту-у! Жива-а!..</text:p>
      <text:p text:style-name="Standard">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Standard">— Рота, на плечо! Равнение на середину, шагом марш!</text:p>
      <text:p text:style-name="Standard">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Standard">Но не успела первая рота сделать и пятидесяти шагов, как раздался нетерпеливый окрик корпусного командира:</text:p>
      <text:p text:style-name="Standard">—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Standard">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Standard">— Небось людей совсем задергали шагистикой. Эх, вы, Аники-воины. А спроси у вас… да вот, позвольте, как этого молодчика фамилия?</text:p>
      <text:p text:style-name="Standard">Генерал показал пальцем на второго от правого фланга солдата.</text:p>
      <text:p text:style-name="Standard">— Игнатий Михайлов, ваше превосходительство, — безучастным солдатским деревянным басом ответил Осадчий.</text:p>
      <text:p text:style-name="Standard">— Хорошо-с. А что вы о нем знаете? Холост он? Женат? Есть у него дети? Может быть, у него есть там в деревне какое-нибудь горе? Беда? Нуждишка? Что?</text:p>
      <text:p text:style-name="Standard">— Не могу знать, ваше превосходительство. Сто человек. Трудно запомнить.</text:p>
      <text:p text:style-name="Standard">—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Standard">И, мгновенно раздражаясь, перебирая нервно и без нужды поводья, генерал закричал через голову Осадчего на полкового командира:</text:p>
      <text:p text:style-name="Standard">— Полковник, уберите эту роту. И смотреть не буду. Уберите, уберите сейчас же! Петрушки! Картонные паяцы! Чугунные мозги!</text:p>
      <text:p text:style-name="Standard"><text:soft-page-break/>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Standard">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Standard">— Вот объяви мне кто-нибудь претензию! Я ему потом таку объявлю претензию!</text:p>
      <text:p text:style-name="Standard">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Standard">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Standard">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Standard">—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Standard">— Тошно так, ваше превосходительство, Михаила Борийчук! — весело, с довольной детской улыбкой крикнул солдат.</text:p>
      <text:p text:style-name="Standard">— Ишь ты, а я думал, Коваль. Ну, значит, ошибся, — пошутил генерал. — Ничего не поделаешь. Не удалось… — прибавил он веселую, циничную фразу.</text:p>
      <text:p text:style-name="Standard">Лицо солдата совсем расплылось в глупой и радостной улыбке.</text:p>
      <text:p text:style-name="Standard">— Никак нет, ваше превосходительство! — крикнул он еще громче. — Так что у себя в деревне займался кузнечным мастерством. Ковалем был.</text:p>
      <text:p text:style-name="Standard">— А, вот видишь! — генерал дружелюбно кивнул головой. Он гордился своим знанием солдата. — Что, капитан, он у вас хороший солдат?</text:p>
      <text:p text:style-name="Standard">— Очень хороший. У меня все они хороши, — ответил Стельковский своим обычным, самоуверенным тоном.</text:p>
      <text:p text:style-name="Standard">Брови генерала сердито дрогнули, но губы улыбнулись, и от этого все его лицо стало добрым и старчески-милым.</text:p>
      <text:p text:style-name="Standard">— Ну, это вы, капитан, кажется, того… Есть же штрафованные?</text:p>
      <text:p text:style-name="Standard">— Ни одного, ваше превосходительство. Пятый год ни одного.</text:p>
      <text:p text:style-name="Standard">Генерал грузно нагнулся на седле и протянул Стельковскому свою пухлую руку в белой незастегнутой перчатке.</text:p>
      <text:p text:style-name="Standard">—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Standard">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Standard">—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Standard">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Standard">— Ну, это… недоноски какие-то.</text:p>
      <text:p text:style-name="Standard">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Standard">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Standard">— Полк, смиррна-а… Музыканты, на лннию-у! — донеслась издали команда Шульговича.</text:p>
      <text:p text:style-name="Standard">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Standard">Шульговича не было видно. Опять докатился его зычный, разливающийся голос:</text:p>
      <text:p text:style-name="Standard"><text:soft-page-break/>— Полк, на плечо-о-о!..</text:p>
      <text:p text:style-name="Standard">Четверо батальонных командиров, повернувшись на лошадях к своим частям, скомандовали вразброд:</text:p>
      <text:p text:style-name="Standard">— Батальон, на пле… — и напряженно впились глазами в полкового командира.</text:p>
      <text:p text:style-name="Standard">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Standard">— …чо!</text:p>
      <text:p text:style-name="Standard">Полк с глухим дребезгом нестройно вскинул ружья. Где-то залязгали штыки.</text:p>
      <text:p text:style-name="Standard">Тогда Шульгович, преувеличенно растягивая слова, торжественно, сурово, радостно и громко, во всю мочь своих огромных легких, скомандовал:</text:p>
      <text:p text:style-name="Standard">— К це-ре-мо-ни-аль-но-му маршу-у!..</text:p>
      <text:p text:style-name="Standard">Теперь уже все шестнадцать ротных командиров невпопад и фальшиво, разными голосами запели:</text:p>
      <text:p text:style-name="Standard">— К церемониальному маршу!</text:p>
      <text:p text:style-name="Standard">И где-то, в хвосте колонны, один отставший ротный крикнул, уже после других, заплетающимся и стыдливым голосом, не договаривая команды:</text:p>
      <text:p text:style-name="Standard">— К цериальному… — и тотчас же робко оборвался.</text:p>
      <text:p text:style-name="Standard">— Попо-лу-ротна-а! — раскатился Шульгович.</text:p>
      <text:p text:style-name="Standard">— Пополуротно! — тотчас же подхватили ротные.</text:p>
      <text:p text:style-name="Standard">— На двух-взво-одную дистанцию! — заливался Шульгович.</text:p>
      <text:p text:style-name="Standard">— На двухвзводную дистанцию!..</text:p>
      <text:p text:style-name="Standard">— Ра-внение на-права-а!</text:p>
      <text:p text:style-name="Standard">— Равнение направо! — повторило многоголосое пестрое эхо.</text:p>
      <text:p text:style-name="Standard">Шульгович выждал две-три секунды и отрывисто бросил:</text:p>
      <text:p text:style-name="Standard">— Первая полурота — шагом!</text:p>
      <text:p text:style-name="Standard">Глухо доносясь сквозь плотные ряды, низко стелясь по самой земле, раздалась впереди густая команда Осадчего:</text:p>
      <text:p text:style-name="Standard">— Пер-рвая полурота. Равнение направо. Шагом… арш!</text:p>
      <text:p text:style-name="Standard">Дружно загрохотали впереди полковые барабанщики.</text:p>
      <text:p text:style-name="Standard">Видно было сзади, как от наклонного леса штыков отделилась правильная длинная линия и равномерно закачалась в воздухе.</text:p>
      <text:p text:style-name="Standard">— Вторая полурота, прямо! — услыхал Ромашов высокий бабий голос Арчаковского.</text:p>
      <text:p text:style-name="Standard">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Standard">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p>
      <text:p text:style-name="Standard"><text:soft-page-break/>— П-первая полурота… п-прямо!</text:p>
      <text:p text:style-name="Standard">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Standard">— Втор-ая полуро-ота-а…</text:p>
      <text:p text:style-name="Standard">«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Standard">— Пряма!</text:p>
      <text:p text:style-name="Standard">И, уже повернувшись, точно на пружине, на одной ноге, он, не оборачиваясь назад, добавляет певуче и двумя тонами ниже:</text:p>
      <text:p text:style-name="Standard">— Ра-авне-ние направа-а!</text:p>
      <text:p text:style-name="Standard">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Standard">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Standard">Но первая полурота уже вступила в эту черту.</text:p>
      <text:p text:style-name="Standard">—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Standard">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Standard">«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Standard"/>
      <text:p text:style-name="P8"/>
      <text:p text:style-name="P8"/>
      <text:p text:style-name="Standard">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Standard">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Standard">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Standard">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Standard">—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Standard">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Standard">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Standard">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Standard">— С-сегодня же из-звольте подать рапорт о п-переводе в другую роту.</text:p>
      <text:p text:style-name="Standard">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Standard">— Пойдем покурим, Юрий Алексеевич, — сказал Веткин.</text:p>
      <text:p text:style-name="Standard"><text:soft-page-break/>И, чмокнув языком и качнув головой, он прибавил с досадой:</text:p>
      <text:p text:style-name="Standard">— Эх, голубчик!..</text:p>
      <text:p text:style-name="Standard">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Standard">— Нет уж… что уж тут… я не хочу…</text:p>
      <text:p text:style-name="Standard">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Standard">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Standard">«Ты смешной, презренный, гадкий человек! — крикнул он самому себе мысленно. — Знайте же все, что я сегодня застрелюсь!»</text:p>
      <text:p text:style-name="Standard">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Standard">— Господа офицеры, к корпусному командиру! — пронеслось по рядам.</text:p>
      <text:p text:style-name="Standard">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Standard">—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Standard">«Обо мне!» — с ужасом подумал Ромашов, и ему показалось, что все стоящие здесь одновременно обернулись на него. Но никто не пошевелился. Все стояли молчаливые, понурые и неподвижные, не сводя глаз с лица генерала.</text:p>
      <text:p text:style-name="Standard">—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Standard">—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Standard">— Нет, уж зачем! — сухо оборвал его генерал. — Премного благодарен, я приглашен сегодня к графу Ледоховскому.</text:p>
      <text:p text:style-name="Standard">Сквозь широкую дорогу, очищенную офицерами, он галопом поскакал к полку. Люди сами, без приказания, встрепенулись, вытянулись и затихли.</text:p>
      <text:p text:style-name="Standard">— Спасибо, N-цы! — твердо и приветливо крикнул генерал. — Даю вам два дня отдыха. А теперь… — он весело возвысил голос, — по палаткам бегом марш! Ура!</text:p>
      <text:p text:style-name="Standard">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Standard"/>
      <text:p text:style-name="Standard">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Standard">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p text:style-name="Standard">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Standard"/>
      <text:h text:style-name="Heading_20_2" text:outline-level="2">XVI</text:h>
      <text:p text:style-name="P7"/>
      <text:p text:style-name="Standard">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Standard">«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Standard"><text:soft-page-break/>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рукой к фуражке.</text:p>
      <text:p text:style-name="Standard">— Я нарочно ждал вас здесь, Юрий Алексеич, — сказал Николаев, глядя куда-то вдаль, на лагерь, через плечо Ромашова.</text:p>
      <text:p text:style-name="Standard">—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Standard">— Я вас не задержу, мне только два слова, — сказал Николаев.</text:p>
      <text:p text:style-name="Standard">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Standard">— Так пойдемте?</text:p>
      <text:p text:style-name="Standard">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Standard">— Я прежде всего должен поставить вопрос: относитесь ли вы с должным уважением к моей жене… к Александре Петровне?</text:p>
      <text:p text:style-name="Standard">— Я не понимаю, Владимир Ефимович… — возразил Ромашов. — Я, с своей стороны, тоже должен спросить вас…</text:p>
      <text:p text:style-name="Standard">—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Standard">Ромашов оступился в рыхлую землю, неуклюже споткнулся и пробормотал стыдливо:</text:p>
      <text:p text:style-name="Standard">— Поверьте, я всегда буду благодарен вам и Александре Петровне…</text:p>
      <text:p text:style-name="Standard">—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Standard">Он злобно заскрипел зубами и сплюнул.</text:p>
      <text:p text:style-name="Standard">— Я знаю, кто писал, — тихо сказал Ромашов, отворачиваясь в сторону.</text:p>
      <text:p text:style-name="Standard">— Знаете?</text:p>
      <text:p text:style-name="Standard">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Standard">—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Standard">Ромашов, бледнея, посмотрел с ненавистью в глаза Николаеву. Ноги и руки у него 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Standard">— Я попрошу вас не кричать на меня, — глухо и протяжно произнес Ромашов. — Говорите приличнее, я не позволю вам кричать.</text:p>
      <text:p text:style-name="Standard">—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Standard">— Хорошо, я сделаю все, что могу, — сухо ответил Ромашов.</text:p>
      <text:p text:style-name="Standard">Он повернулся и пошел вперед, посередине тропинки. Николаев тотчас же догнал его.</text:p>
      <text:p text:style-name="Standard">—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Standard">— Да? — полувопросительно произнес Ромашов.</text:p>
      <text:p text:style-name="Standard">—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Standard">—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Standard"><text:soft-page-break/>— Да… так вот… — сказал неопределенно Николаев и смущенно замолчал.</text:p>
      <text:p text:style-name="Standard">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Standard">Наконец около первых домов города им попался навстречу извозчик. Николаев окликнул его.</text:p>
      <text:p text:style-name="Standard">— Да… так вот… — опять нелепо промолвил он, обращаясь к Ромашову. — Итак, до свидания, Юрий Алексеевич.</text:p>
      <text:p text:style-name="Standard">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p>
      <text:p text:style-name="Standard">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Standard">— Твоя не обедал? — спрашивал он с участливой фамильярностью. — Небось голодный? Сейчас побежу в собранию, принесу тебе обед.</text:p>
      <text:p text:style-name="Standard">—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Standard">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Standard">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комнате уже было темно. Оказалось, что в этом непонятном состоянии умственного оцепенения прошло более пяти часов.</text:p>
      <text:p text:style-name="Standard">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Standard">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Standard">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Standard">— В-вся рота идет, к-как один ч-человек — ать! ать! ать! — говорил Слива, плавно подымая и опуская протянутую ладонь, — а <text:span text:style-name="T1">оно одно</text:span> ,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Standard">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Standard">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Standard">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Standard">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p>
      <text:p text:style-name="Standard">«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Standard">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Standard">Он вздохнул и утомленной походкой, низко опустив голову, побрел дальше.</text:p>
      <text:p text:style-name="Standard">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Standard">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Standard">Потом он видел себя на другом конце города. Может быть, это и в самом деле было во 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Standard">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Standard">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Standard">«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 <text:span text:style-name="T1">мы</text:span> его убийцы!“</text:p>
      <text:p text:style-name="Standard"><text:soft-page-break/>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Standard">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 <text:span text:style-name="T1">там</text:span> !»</text:p>
      <text:p text:style-name="Standard">Слезы выступили на глаза, но Ромашов не вытирал их. Было так отрадно воображать себя оплакиваемым, несправедливо обиженным!</text:p>
      <text:p text:style-name="Standard">Он шел теперь вдоль свекловичного поля. Низкая толстая ботва пестрела путаными 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Standard">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Standard">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Standard">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Standard">—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Standard">Но ему стало страшно, и он зашептал поспешно и горячо:</text:p>
      <text:p text:style-name="Standard">— Нет, нет, добрый, милый, прости меня, прости меня! Я не стану больше.</text:p>
      <text:p text:style-name="Standard">— И он прибавил с кроткой, обезоруживающей покорностью: — Делай со мной все, что тебе угодно. Я всему повинуюсь с благодарностью.</text:p>
      <text:p text:style-name="Standard">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Standard">«Где ты ту-ут?» — сердито и торопливо закричал паровоз.</text:p>
      <text:p text:style-name="Standard">А другой подхватил низким тоном, протяжно и с угрозой:</text:p>
      <text:p text:style-name="Standard">«Я — ва-ас!»</text:p>
      <text:p text:style-name="Standard">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Standard">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Standard">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Standard">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Standard">— Хлебников! Ты? — окликнул его Ромашов.</text:p>
      <text:p text:style-name="Standard">— Ах! — вскрикнул солдат и вдруг, остановившись, весь затрепетал на одном месте от испуга.</text:p>
      <text:p text:style-name="Standard">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Standard">— Куда ты, голубчик? Что с тобой? — спросил ласково Ромашов и, сам не зная зачем, положил обе руки на плечи солдату.</text:p>
      <text:p text:style-name="Standard">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Standard">— Тебя били? Да? Ну, скажи же. Да? Сядь здесь, сядь со мною.</text:p>
      <text:p text:style-name="Standard">Он потянул Хлебникова за рукав вниз. Солдат, точно складной манекен, как-то нелепо-легко и послушно упал на мокрую траву, рядом с подпоручиком.</text:p>
      <text:p text:style-name="Standard">— Куда ты шел? — спросил Ромашов.</text:p>
      <text:p text:style-name="Standard"><text:soft-page-break/>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Standard">—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Standard">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Standard">—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Standard">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Standard">—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Standard">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Standard">— Брат мой!</text:p>
      <text:p text:style-name="Standard">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Standard">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Standard">Ромашов приказал ему сейчас же сменить Хлебникова с дневальства. Шаповаленко пробовал было возражать:</text:p>
      <text:p text:style-name="Standard">— Так что, ваше благородие, им еще не подошла смена!..</text:p>
      <text:p text:style-name="Standard">—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Standard">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Standard">—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Standard">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Standard">— Ты! Старый обманщик! Если ты что-нибудь можешь и смеешь, то… ну вот: сделай так, чтобы я сейчас сломал себе ногу.</text:p>
      <text:p text:style-name="Standard">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Standard"/>
      <text:h text:style-name="Heading_20_2" text:outline-level="2">XVII</text:h>
      <text:p text:style-name="P7"/>
      <text:p text:style-name="Standard">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Standard">Солдат Хлебников зашел к нему, но лишь по второму напоминанию. Потом он стал заходить чаще.</text:p>
      <text:p text:style-name="Standard">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Standard">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Standard">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Standard">— От-т из-звольте. Либералы п-пошли. Развращают роту. Их д-драть, подлецов, надо, а они с-сюсюкают с ними.</text:p>
      <text:p text:style-name="Standard"><text:soft-page-break/>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Standard">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Standard">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Standard">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Standard">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Standard">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Standard">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p>
      <text:p text:style-name="Standard">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Standard">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Standard">— Спи, моя прекрасная, спи, любовь моя. Я — возле, я стерегу тебя!</text:p>
      <text:p text:style-name="Standard">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Standard">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в сырой земле, целую охапку этих белых, нежных, мокрых цветов.</text:p>
      <text:p text:style-name="Standard">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Standard">На другой день он получил от Шурочки короткую сердитую записку:</text:p>
      <text:p text:style-name="P7"/>
      <text:p text:style-name="P1">«Не смейте никогда больше этого делать. Нежности во вкусе Ромео и Джульетты смешны, особенно если они происходят в пехотном армейском полку».</text:p>
      <text:p text:style-name="P7"/>
      <text:p text:style-name="Standard">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Standard"/>
      <text:h text:style-name="Heading_20_2" text:outline-level="2">XVIII</text:h>
      <text:p text:style-name="P7"/>
      <text:p text:style-name="Standard">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Standard">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p>
      <text:p text:style-name="Standard">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Standard">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Standard">Вдруг у крыльца его дома чей-то голос запел громко, с воодушевлением, но фальшиво:</text:p>
      <text:p text:style-name="P7"/>
      <text:p text:style-name="P10"><text:soft-page-break/>Бесятся кони, бренчат мундштуками,</text:p>
      <text:p text:style-name="P10">Пенятся, рвутся, храпя-а-ат…</text:p>
      <text:p text:style-name="P10"/>
      <text:p text:style-name="Standard">С грохотом распахнулись обе входные двери, и в комнату ввалился Веткин. С трудом удерживая равновесие, он продолжал петь:</text:p>
      <text:p text:style-name="P7"/>
      <text:p text:style-name="P10">Барыни, барышни взором отчаянным</text:p>
      <text:p text:style-name="P10">Вслед уходящим глядят.</text:p>
      <text:p text:style-name="P10"/>
      <text:p text:style-name="Standard">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Standard">— Р-ромуальд! Анахорет сирийский, дай я тебя лобзну! — завопил он на всю комнату. — Ну, чего ты киснешь? Пойдем, брат. Там весело: играют, поют. Пойдем!</text:p>
      <text:p text:style-name="Standard">Он крепко и продолжительно поцеловал Ромашова в губы, смочив его лицо своими усами.</text:p>
      <text:p text:style-name="Standard">— Ну, будет, будет, Павел Павлович, — слабо сопротивлялся Ромашов, — к чему телячьи восторги?</text:p>
      <text:p text:style-name="Standard">—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Standard">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Standard">— Постой, зачем я к тебе пришел?.. — кричал Веткин, икая и пошатываясь.</text:p>
      <text:p text:style-name="Standard">—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Standard">— Зачем это, Павел Павлович? Спрячьте.</text:p>
      <text:p text:style-name="Standard">—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p>
      <text:p text:style-name="Standard">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Standard">— Будет, Павел Павлович, не стоит, — слабо останавливал его Ромашов.</text:p>
      <text:p text:style-name="Standard">— Э, чепуха! Какой-то шпак. Вот мы его сейчас поставим на табуретку. Стой смирно, каналья! — погрозил Веткин пальцем на бюст. — Слышишь? Я тебе задам!</text:p>
      <text:p text:style-name="Standard">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Standard">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Standard">—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Standard">— Павел Павлович, право ж, не стоит, право же, лучше не нужно, — бессильно умолял его Ромашов.</text:p>
      <text:p text:style-name="Standard">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Standard"/>
      <text:p text:style-name="Standard"><text:soft-page-break/>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Standard">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Standard">— Господа, поедемте к девочкам, — предложил кто-то. — Поедемте все к Шлейферше.</text:p>
      <text:p text:style-name="Standard">— К Шлейферше, к Шлейферше. Ура!</text:p>
      <text:p text:style-name="Standard">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Standard">— Врешь, Веткин, я знаю, брат, куда мы едем, — сказал он с пьяным лукавством. — Ты, брат, меня везешь к женщинам. Я, брат, знаю.</text:p>
      <text:p text:style-name="Standard">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Standard">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Standard">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Standard">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Standard">— Куда мы едем? — спросил опять Ромашов.</text:p>
      <text:p text:style-name="Standard">— В Завалье! — крикнул сидевший впереди, и Ромашов с удивлением подумал: «Ах, да ведь это поручик Епифанов. Мы едем к Шлейферше».</text:p>
      <text:p text:style-name="Standard">— Неужели вы ни разу не были? — спросил Веткин.</text:p>
      <text:p text:style-name="Standard">— Убирайтесь вы оба к черту! — крикнул Ромашов.</text:p>
      <text:p text:style-name="Standard">Но Епифанов смеялся и говорил:</text:p>
      <text:p text:style-name="Standard">— Послушайте, Юрий Алексеич, хотите, мы шепнем, что вы в первый раз в жизни? А? Ну, миленький, ну, душечка. Они это любят. Что вам стоит?</text:p>
      <text:p text:style-name="Standard">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Standard">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Standard">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Standard">— Мужчина, что вы такой скучный? Пойдемте в комнату, — сказала она низким голосом.</text:p>
      <text:p text:style-name="Standard">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Standard">— Как вас зовут?</text:p>
      <text:p text:style-name="Standard">— Меня? Мальвиной. — Она равнодушно отвернулась от офицера и заболтала ногами. — Угостите папиросочкой.</text:p>
      <text:p text:style-name="Standard">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Standard">— К черту шпаков! Сейчас же вон! Фить!</text:p>
      <text:p text:style-name="Standard">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мелкий помещик, — оба очень приличные молодые люди.</text:p>
      <text:p text:style-name="Standard">У чиновника была на лице бледная насильственная улыбка, и он говорил искательным тоном, но стараясь держать себя развязно:</text:p>
      <text:p text:style-name="Standard"><text:soft-page-break/>— Позвольте, господа… разделить компанию. Вы же меня знаете, господа… Я же Дубецкий, господа… Мы, господа, вам не помешаем.</text:p>
      <text:p text:style-name="Standard">— В тесноте, да не в обиде, — сказал брат судебного пристава и захохотал напряженно.</text:p>
      <text:p text:style-name="Standard">— Во-он! — закричал Бек-Агамалов. — Марш!</text:p>
      <text:p text:style-name="Standard">— Господа, выставляйте шпаков! — захохотал Арчаковский.</text:p>
      <text:p text:style-name="Standard"/>
      <text:p text:style-name="P8"/>
      <text:p text:style-name="P8"/>
      <text:p text:style-name="Standard">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Standard">— Я этого так тебе не оставлю! Мы командиру полка будем жаловаться. Я губернатору напишу. Опричники!</text:p>
      <text:p text:style-name="Standard">— У-лю-лю-лю-лю! Ату их! — вопил тонким фальцетом. Веткин, высунувшись из окна.</text:p>
      <text:p text:style-name="Standard">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7"/>
      <text:p text:style-name="P10">Когда заболеешь чахоткой навсегда,</text:p>
      <text:p text:style-name="P10">Станешь бледный, как эта стена, —</text:p>
      <text:p text:style-name="P10">Кругом тебя доктора.</text:p>
      <text:p text:style-name="P10"/>
      <text:p text:style-name="Standard">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Standard">— Да, господа… да будет же. Кто это там? Что за свинство!</text:p>
      <text:p text:style-name="Standard">—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Standard">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Standard">— Все вон отсюда! Никого не хочу! — бешено кричал Бек-Агамалов.</text:p>
      <text:p text:style-name="Standard">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Standard">Он точно потерял человеческие слова и ревел, как взбесившийся зверь, ужасным вибрирующим голосом:</text:p>
      <text:p text:style-name="Standard">— А-а-а-а!</text:p>
      <text:p text:style-name="Standard">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Standard">— Зарублю-у-у-у! — кричал Бек-Агамалов, скрипя зубами.</text:p>
      <text:p text:style-name="Standard"/>
      <text:p text:style-name="P8"><text:soft-page-break/></text:p>
      <text:p text:style-name="P8"/>
      <text:p text:style-name="Standard">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Standard">Но вдруг раздался чей-то пронзительный, неестественно-наглый крик:</text:p>
      <text:p text:style-name="Standard">— Дурак! Хам!</text:p>
      <text:p text:style-name="Standard">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Standard">— Дурак! Хам! Холуй! И никто тебя не боится! Дурак, дурак, дурак, дурак!..</text:p>
      <text:p text:style-name="Standard">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Standard">— Замолчи! — бросил он хрипло, точно выплюнул.</text:p>
      <text:p text:style-name="Standard">— Дурак! Болван! Армяшка! Не замолчу! Дурак! Дурак! — выкрикивала женщина, содрогаясь всем телом при каждом крике.</text:p>
      <text:p text:style-name="Standard">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Standard">— Ты не замолчишь? Я тебя в последний…</text:p>
      <text:p text:style-name="Standard">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Standard">— Пусти! — хрипло выдавил из себя Бек-Агамалов.</text:p>
      <text:p text:style-name="Standard">— Бек, ты не ударишь женщину, — сказал Ромашов спокойно. — Бек, тебе будет на всю жизнь стыдно. Ты не ударишь.</text:p>
      <text:p text:style-name="Standard">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Standard">— Пусти! — еще раз крикнул Бек-Агамалов с ненавистью и рванул руку.</text:p>
      <text:p text:style-name="Standard">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Standard">— Простите меня… Но ведь вы сами потом скажете мне спасибо.</text:p>
      <text:p text:style-name="Standard">Бек-Агамалов резко со стуком вбросил шашку в ножны.</text:p>
      <text:p text:style-name="Standard">— Ладно! К черту! — крикнул он сердито, но уже с долей притворства и смущения. — Мы с вами еще разделаемся. Вы не имеете права!..</text:p>
      <text:p text:style-name="Standard">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Standard">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Standard">— Ну, господа, ну, кто мне заплатит за все: за зеркало, за стол, за напитки и за девочек?</text:p>
      <text:p text:style-name="Standard">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Standard">К нему подошел Бек-Агамалов и взял его под руку.</text:p>
      <text:p text:style-name="Standard">— Ромашов, садитесь со мной, — предложил он, — хорошо?</text:p>
      <text:p text:style-name="Standard"><text:soft-page-break/>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Standard"/>
      <text:h text:style-name="Heading_20_2" text:outline-level="2">XIX</text:h>
      <text:p text:style-name="P7"/>
      <text:p text:style-name="Standard">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Standard">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Standard">— Веткин, идите петь! — крикнул Осадчий через головы товарищей.</text:p>
      <text:p text:style-name="Standard">— Сп-о-ем-те что-ни-и-будь! — запел Веткин на мотив церковного антифона.</text:p>
      <text:p text:style-name="Standard">— Спо-ем-те что-ни-будь. Споемте что-о-ни-и-будь! — подхватили громко остальные.</text:p>
      <text:p text:style-name="Standard">— За поповым перелазом подралися трое разом, — зачастил Веткин церковной скороговоркой, — поп, дьяк, пономарь та ще губернский секретарь. Совайся, Ничипоре, со-вайся.</text:p>
      <text:p text:style-name="Standard">— Совайся, Ничи-поре, со-о-вайся, — тихо, полными аккордами ответил ему хор, весь сдержанный и точно согретый мягкой октавой Осадчего.</text:p>
      <text:p text:style-name="Standard">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Standard">—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Standard">— Как бога-тый мужик ест пунш гля-се… — продолжал вычитывать Веткин.</text:p>
      <text:p text:style-name="Standard">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Standard">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Standard">— Боже мой, что вы тут делаете? — спросил Ромашов испуганно.</text:p>
      <text:p text:style-name="Standard">— Т-ссс! — Золотухин таинственно, с предостерегающим видом поднял палец кверху. — Подождите. Не мешайте.</text:p>
      <text:p text:style-name="Standard">— Тихо! — коротко шепотом сказал Клодт.</text:p>
      <text:p text:style-name="Standard">Вдруг где-то вдалеке загрохотала телега. Тогда оба торопливо подняли стаканы, стукнулись ими и одновременно выпили.</text:p>
      <text:p text:style-name="Standard">— Да что же это такое наконец?! — воскликнул в тревоге Ромашов.</text:p>
      <text:p text:style-name="Standard">—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Standard">—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Standard">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Standard">Ромашов всплеснул руками и схватился за голову.</text:p>
      <text:p text:style-name="Standard">— Господа, ради бога, оставьте: это страшно, — сказал он с тоскою.</text:p>
      <text:p text:style-name="Standard">—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Standard"><text:soft-page-break/>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Standard">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Standard">Веткин стоял уже на столе и пел высоким чувствительным тенором:</text:p>
      <text:p text:style-name="P7"/>
      <text:p text:style-name="P10">Бы-ы-стры, как волны-ы,</text:p>
      <text:p text:style-name="P10">Дни-и нашей жиз-ии…</text:p>
      <text:p text:style-name="P10"/>
      <text:p text:style-name="Standard">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7"/>
      <text:p text:style-name="P10">Умрешь, похоронят,</text:p>
      <text:p text:style-name="P10">Как не жил на свете… —</text:p>
      <text:p text:style-name="P10"/>
      <text:p text:style-name="Standard">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Standard">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Standard">— «В путь узкий ходшие прискорбный вси — житие, яко ярем, вземшие…»</text:p>
      <text:p text:style-name="Standard">— Да будет вам! — заметил кто-то скучающим тоном. — Вот прицепились вы к этой панихиде. В десятый раз.</text:p>
      <text:p text:style-name="Standard">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Standard">— «И мне последовавшие верою приидите, насладитеся, яже уготовах вам почестей и венцов небесных…»</text:p>
      <text:p text:style-name="Standard">И тотчас же Арчаковский, знавший службу не хуже любого дьякона, подхватил возглас:</text:p>
      <text:p text:style-name="Standard">— Рцем вси от всея души…</text:p>
      <text:p text:style-name="Standard">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p>
      <text:p text:style-name="Standard">—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Standard">Ромашов вскочил и бешено, изо всей силы ударил кулаком по столу.</text:p>
      <text:p text:style-name="Standard">—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Standard">Среди общего мгновенного молчания только один чей-то голос промолвил с недоумением:</text:p>
      <text:p text:style-name="Standard">— Он пьян?</text:p>
      <text:p text:style-name="Standard">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Standard"><text:soft-page-break/>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Standard">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Standard">— Сами позорите полк! Не смейте ничего говорить. Вы — и разные Назанские! Без году неделя!..</text:p>
      <text:p text:style-name="Standard">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Standard">— А при чем же здесь Назанский? Или у вас есть особые, таинственные причины быть им недовольным?</text:p>
      <text:p text:style-name="Standard">— Я вам в морду дам! Подлец, сволочь! — закричал Николаев высоким лающим голосом. — Хам!</text:p>
      <text:p text:style-name="Standard">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Standard">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p>
      <text:p text:style-name="Standard">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Standard">— Я ему… еще покажу!.. Вызываю его!..</text:p>
      <text:p text:style-name="Standard">Старый Лех, до сих пор сладко дремавший на конце стола, а теперь совсем очнувшийся, трезвый и серьезный, говорил с непривычной суровой повелительностью:</text:p>
      <text:p text:style-name="Standard">— Как старший, приказываю вам, господа, немедленно разойтись. Слышите, господа, сейчас же. Обо всем будет мною утром подан рапорт командиру полка.</text:p>
      <text:p text:style-name="Standard">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Standard">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Standard"/>
      <text:h text:style-name="Heading_20_2" text:outline-level="2">XX</text:h>
      <text:p text:style-name="P7"/>
      <text:p text:style-name="Standard">В тот же день — это было в среду — Ромашов получил короткую официальную записку:</text:p>
      <text:p text:style-name="P7"/>
      <text:p text:style-name="P1">«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4">Председатель суда подполковник Мигунов<text:span text:style-name="T3"> ».</text:span></text:p>
      <text:p text:style-name="P7"/>
      <text:p text:style-name="Standard">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Standard">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Standard">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Standard">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Standard">— Не оглядывайтесь назад! Сидите спокойно. Слушайте.</text:p>
      <text:p text:style-name="Standard"><text:soft-page-break/>Это говорил Николаев. Газета задрожала в руках Ромашова.</text:p>
      <text:p text:style-name="Standard">—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Standard">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Standard">— Ваше благородие, — вырос вдруг перед ним вестовой, — их высокоблагородие просят вас пожаловать.</text:p>
      <text:p text:style-name="Standard">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Standard">Председатель положил обе большие белые, полные руки ладонями вверх на сукно стола и, разглядывая их поочередно, начал деревянным тоном:</text:p>
      <text:p text:style-name="Standard">—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Standard">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Standard">— Виноват, на минутку, — вдруг прервал его Осадчий. — Господин подполковник, вы позволите мне предложить вопрос?</text:p>
      <text:p text:style-name="Standard">— Пожалуйста, — важно кивнул головой Мигунов.</text:p>
      <text:p text:style-name="Standard">—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Standard">Ромашов покраснел и почувствовал, как его лоб сразу покрылся частыми каплями пота.</text:p>
      <text:p text:style-name="Standard">— Я был… я был… ну, в одном месте, — и он добавил почти шепотом, — был в публичном доме.</text:p>
      <text:p text:style-name="Standard">— Ага, вы были в публичном доме? — нарочно громко, с жестокой четкостью подхватил Осадчий. — И, вероятно, вы что-нибудь пили в этом учреждении?</text:p>
      <text:p text:style-name="Standard">— Д-да, пил, — отрывисто ответил Ромашов.</text:p>
      <text:p text:style-name="Standard">— Так-с. Больше вопросов не имею, — повернулся Осадчий к председателю.</text:p>
      <text:p text:style-name="Standard">— Прошу продолжать показание, — сказал Мигунов. — Итак, вы остановились на том, что плеснули пивом в лицо поручику Николаеву… Дальше?</text:p>
      <text:p text:style-name="Standard">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Standard">—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Standard">Ромашов насторожился и, глядя не на Петерсона, а на председателя, ответил грубовато:</text:p>
      <text:p text:style-name="Standard">— Да, бывал, но я не понимаю, какое это отношение имеет к делу.</text:p>
      <text:p text:style-name="Standard">—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Standard">Ромашов выпрямился и прямо, с открытой ненавистью посмотрел в темные чахоточные глаза Петерсона.</text:p>
      <text:p text:style-name="Standard">—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Standard">—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Standard">— Господин председатель, могу я не отвечать на некоторые из предлагаемых мне вопросов? — спросил вдруг Ромашов.</text:p>
      <text:p text:style-name="Standard">— Да, это вы можете, — ответил холодно Мигунов. — Вы можете, если хотите, вовсе не давать показаний или давать их письменно. Это ваше право.</text:p>
      <text:p text:style-name="Standard"><text:soft-page-break/>— В таком случае заявляю, что ни на один из вопросов капитана Петерсона я отвечать не буду, — сказал Ромашов. — Это будет лучше для него и для меня.</text:p>
      <text:p text:style-name="Standard">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Standard">Утром в четверг, идя в собрание мимо дома Лыкачевых, он вдруг услышал, что кто-то зовет его по имени.</text:p>
      <text:p text:style-name="Standard">— Юрий Алексеевич, Юрий Алексеевич, подите сюда!</text:p>
      <text:p text:style-name="Standard">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Standard">Она перегнулась через забор, чтобы подать ему руку, еще холодную и влажную от умыванья. И в то же время она тараторила картаво:</text:p>
      <text:p text:style-name="Standard">—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p>
      <text:p text:style-name="Standard">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Standard">— Помогает? — спросил Ромашов шутливо. — Что это такое?</text:p>
      <text:p text:style-name="Standard">— Это тайна, не смейте смеяться. Безбожник! Зьой.</text:p>
      <text:p text:style-name="Standard">«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Standard">«Добродушная улыбка скользнула по суровому лицу старого бретера».</text:p>
      <text:p text:style-name="Standard">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Standard">—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Standard">Окончив чтение, подполковник Мигунов снял очки и спрятал их в футляр.</text:p>
      <text:p text:style-name="Standard">—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Standard">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Standard">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Standard">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p text:style-name="Standard">И вдруг он вспомнил о Назанском.</text:p>
      <text:p text:style-name="Standard"/>
      <text:h text:style-name="Heading_20_2" text:outline-level="2">XXI</text:h>
      <text:p text:style-name="P7"/>
      <text:p text:style-name="Standard">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Standard">— Здравствуйте, Василий Нилыч, не помешал я вам?</text:p>
      <text:p text:style-name="Standard">— Здравствуйте, — ответил Назанский сиплым слабым голосом. — Что хорошенького? Садитесь.</text:p>
      <text:p text:style-name="Standard">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Standard"><text:soft-page-break/>— Вам нездоровится? — спросил робко Ромашов, садясь в его ногах на кровать. — Так я не буду вам мешать. Я уйду.</text:p>
      <text:p text:style-name="Standard">Назанский немного приподнял голову с подушки и, весь сморщившись, с усилием посмотрел на Ромашова.</text:p>
      <text:p text:style-name="Standard">—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Standard">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Standard">—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Standard">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Standard">—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Standard">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Standard">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Standard"/>
      <text:p text:style-name="P8"/>
      <text:p text:style-name="P8"/>
      <text:p text:style-name="Standard">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Standard">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p text:style-name="Standard">— Скажите правду, вы не боитесь, Ромашов? — спросил Назанский тихо.</text:p>
      <text:p text:style-name="Standard">—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Standard">Назанский опустил концы пальцев в теплую, вечернюю, чуть-чуть ропщущую воду и заговорил медленно, слабым голосом, поминутно откашливаясь:</text:p>
      <text:p text:style-name="Standard">—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Standard">— Он меня ударил… в лицо! — сказал упрямо Ромашов, и вновь жгучая злоба тяжело колыхнулась в нем.</text:p>
      <text:p text:style-name="Standard">—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Standard">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Standard">— Да, ничего не будет, — повторил Ромашов задумчиво.</text:p>
      <text:p text:style-name="Standard">—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Standard">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Standard">—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p>
      <text:p text:style-name="Standard">— Да, жизнь прекрасна, — сказал Ромашов.</text:p>
      <text:p text:style-name="Standard">—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Standard"><text:soft-page-break/>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Standard">— Что же мне делать? — спросил Ромашов мрачно и грубовато. — Уходить в запас? Куда я денусь?</text:p>
      <text:p text:style-name="Standard">Назанский улыбнулся кротко и нежно.</text:p>
      <text:p text:style-name="Standard">—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Standard">— Нет, — ответил Ромашов твердо. — Но куда я пойду?</text:p>
      <text:p text:style-name="Standard">—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p text:style-name="Standard">Назанский замолчал и стал нервно тереть себе виски ладонями.</text:p>
      <text:p text:style-name="Standard">—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Standard">— Брем — чудный, я его люблю, — вставил Ромашов.</text:p>
      <text:p text:style-name="Standard">—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Standard">— Ах, боже мой! — с отвращением простонал Ромашов.</text:p>
      <text:p text:style-name="Standard">—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p>
      <text:p text:style-name="Standard">Назанский злобно фыркнул носом и замолчал.</text:p>
      <text:p text:style-name="Standard">— Говорите, говорите, — попросил умоляюще Ромашов.</text:p>
      <text:p text:style-name="Standard">— Да, настанет время, и оно уже у ворот. Время великих разочарований и страшной 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Standard">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Standard">Ромашов сказал робко:</text:p>
      <text:p text:style-name="Standard">— Вы не устали? Говорите еще.</text:p>
      <text:p text:style-name="Standard">И Назанский, точно продолжая вслух свои мысли, тотчас же заговорил:</text:p>
      <text:p text:style-name="Standard">—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Standard">Ромашов со стыдливой благодарностью поглядел на Назанского.</text:p>
      <text:p text:style-name="Standard">— Я вас вполне, вполне понимаю, — сказал он. — Когда меня не станет, то и весь мир погибнет? Ведь вы это говорите?</text:p>
      <text:p text:style-name="Standard">—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Standard">Ромашов, взволнованный, потрясенный, пролепетал побледневшими губами:</text:p>
      <text:p text:style-name="Standard">— Назанский, это мечты, это фантазии!</text:p>
      <text:p text:style-name="Standard">Назанский тихо и снисходительно засмеялся.</text:p>
      <text:p text:style-name="Standard">—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Standard"><text:soft-page-break/>Назанский умолк. Видимо, его утомил непривычный нервный подъем. Через несколько минут он продолжал вяло, упавшим голосом:</text:p>
      <text:p text:style-name="Standard">—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Standard">Он привстал, поежился под своим пальто и сказал устало:</text:p>
      <text:p text:style-name="Standard">— Холодно… Поедемте домой…</text:p>
      <text:p text:style-name="Standard">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Standard">Ромашов сказал внезапно, отвечая на свои мысли:</text:p>
      <text:p text:style-name="Standard">— Вы правы. Я уйду в запас. Не знаю сам, как это сделаю, но об этом я и раньше думал.</text:p>
      <text:p text:style-name="Standard">Назанский кутался в пальто и вздрагивал от холода.</text:p>
      <text:p text:style-name="Standard">—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Standard">Назанский закашлялся и кашлял долго. Потом, плюнув за борт, он продолжал:</text:p>
      <text:p text:style-name="Standard">—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Standard">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Standard">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Standard">— О, как я боюсь своей комнаты… Какие сны, какие сны!</text:p>
      <text:p text:style-name="Standard">— Хотите, я останусь ночевать? — продолжал Ромашов.</text:p>
      <text:p text:style-name="Standard">— Нет, нет, не надо. Пошлите, пожалуйста, за бромом… и… немного водки. Я без денег…</text:p>
      <text:p text:style-name="Standard">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Standard">— Теперь уходите. Прощайте.</text:p>
      <text:p text:style-name="Standard">— Прощайте, — сказал печально Ромашов.</text:p>
      <text:p text:style-name="Standard">Ему хотелось сказать: «Прощайте, учитель», но он застыдился фразы и только прибавил с натянутой шуткой:</text:p>
      <text:p text:style-name="Standard">— Почему — прощайте? Почему не до свидания?</text:p>
      <text:p text:style-name="Standard">Назанский засмеялся жутким, бессмысленным, неожиданным смехом.</text:p>
      <text:p text:style-name="Standard">— А почему не до свидания? — крикнул он диким голосом сумасшедшего.</text:p>
      <text:p text:style-name="Standard">И Ромашов почувствовал на всем своем теле дрожащие волны ужаса.</text:p>
      <text:p text:style-name="Standard"/>
      <text:h text:style-name="Heading_20_2" text:outline-level="2">XXII</text:h>
      <text:p text:style-name="P7"/>
      <text:p text:style-name="Standard"><text:soft-page-break/>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Standard">— Что за черт! Это ты, Гайнан? Кто тут?</text:p>
      <text:p text:style-name="Standard">Несмотря на темноту, он почувствовал, что Гайнан, по своей привычке, заплясал на одном месте.</text:p>
      <text:p text:style-name="Standard">— Там тебе барина пришла. Сидит.</text:p>
      <text:p text:style-name="Standard">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Standard">— Шурочка! — задыхаясь, сказал Ромашов и почему-то на цыпочках осторожно подошел к кровати. — Шурочка, это вы?</text:p>
      <text:p text:style-name="Standard">— Тише. Садитесь, — ответила она быстрым шепотом. — Потушите лампу.</text:p>
      <text:p text:style-name="Standard">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Standard">— Кто у вас рядом, за стеной? — спросила Шурочка. — Там слышно?</text:p>
      <text:p text:style-name="Standard">— Нет, там пустая комната… старая мебель… хозяин — столяр. Можно говорить громко.</text:p>
      <text:p text:style-name="Standard">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Standard">— Зачем, зачем вы это сделали? — вдруг сказала она тихо, но со страстным упреком.</text:p>
      <text:p text:style-name="Standard"/>
      <text:p text:style-name="P8"/>
      <text:p text:style-name="P8"/>
      <text:p text:style-name="Standard">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Standard">—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Standard">— Я люблю вас, — тихо произнес Ромашов и слегка прикоснулся робкими, вздрагивающими пальцами к ее руке.</text:p>
      <text:p text:style-name="Standard">Шурочка отняла ее, но не сразу, потихоньку, точно жалея и боясь его обидеть.</text:p>
      <text:p text:style-name="Standard">— Да, я знаю, что ни вы, ни он не назвали моего имени, но ваше рыцарство пропало понапрасну: все равно по городу катится сплетня.</text:p>
      <text:p text:style-name="Standard">— Простите меня, я не владел собой… Меня ослепила ревность, — с трудом произнес Ромашов.</text:p>
      <text:p text:style-name="Standard">Она засмеялась долгим и злым смешком.</text:p>
      <text:p text:style-name="Standard">—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Standard">— Простите, — повторял Ромашов. — Я там ничего дурного не делал. Простите.</text:p>
      <text:p text:style-name="Standard">Она вдруг заговорила громче, решительным и суровым шепотом:</text:p>
      <text:p text:style-name="Standard">—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Standard">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Standard"><text:soft-page-break/>— Что же я могу сделать?</text:p>
      <text:p text:style-name="Standard">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Standard">—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Standard">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Standard">— Ты слушаешь меня? — спросила она, нагибаясь к нему.</text:p>
      <text:p text:style-name="Standard">— Да, да… Говори… Если я только могу, я сделаю все, что ты хочешь.</text:p>
      <text:p text:style-name="Standard">—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Standard">Ромашов глядел в окно. Теперь его глаза, привыкшие к темноте, различали неясный, чуть видный переплет рамы.</text:p>
      <text:p text:style-name="Standard">— Не-говори так… не надо… мне больно, — произнес он печально. — Ну, хочешь, я завтра откажусь от поединка, извинюсь перед ним? Сделать это?</text:p>
      <text:p text:style-name="Standard">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Standard">— Я так и знала, что ты это предложишь.</text:p>
      <text:p text:style-name="Standard">Он поднял голову и, хотя она удерживала его за шею рукой, выпрямился на кровати.</text:p>
      <text:p text:style-name="Standard">— Я не боюсь! — сказал он громко и глухо.</text:p>
      <text:p text:style-name="Standard">— Нет, нет, нет, нет, — говорила она горячим, поспешным, умоляющим шепотом. — Ты меня не понял. Иди ко мне ближе… как раньше… Иди же!..</text:p>
      <text:p text:style-name="Standard">Она обняла его обеими руками и зашептала, щекоча его лицо своими тонкими волосами и горячо дыша ему в щеку:</text:p>
      <text:p text:style-name="Standard">— Ты меня не понял. У меня совсем другое. Но мне стыдно перед тобой. Ты такой чистый, добрый, и я стесняюсь говорить тебе об этом. Я расчетливая, я гадкая…</text:p>
      <text:p text:style-name="Standard">— Нет, говори все. Я тебя люблю.</text:p>
      <text:p text:style-name="Standard">—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Standard">— Да. Так что же?</text:p>
      <text:p text:style-name="Standard">—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Standard">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Standard">— Ради бога, объяснись прямее. Я все тебе обещаю.</text:p>
      <text:p text:style-name="Standard">Тогда она повелительно заговорила около самого его рта, и слова ее были как быстрые трепетные поцелуи:</text:p>
      <text:p text:style-name="Standard">—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Standard">Теперь ему удалось упрямым движением головы освободиться от ее мягких и сильных рук. Он встал с кровати и сказал твердо:</text:p>
      <text:p text:style-name="Standard">— Хорошо, пусть будет так. Я согласен.</text:p>
      <text:p text:style-name="Standard">Она тоже встала. В темноте по ее движениям он не видел, а угадывал, чувствовал, что она торопливо поправляет волосы на голове.</text:p>
      <text:p text:style-name="Standard"><text:soft-page-break/>— Ты уходишь? — спросил Ромашов.</text:p>
      <text:p text:style-name="Standard">— Прощай, — ответила она слабым голосом. — Поцелуй меня в последний раз.</text:p>
      <text:p text:style-name="Standard">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Standard">— Милая… не плачь… Саша… милая… — твердил он жалостно и мягко.</text:p>
      <text:p text:style-name="Standard">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Standard">—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Standard">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Standard">— Можно мне проводить тебя? — спросил он, выйдя с Шурочкой из дверей на двор.</text:p>
      <text:p text:style-name="Standard">— Нет, ради бога, не нужно, милый… Не делай этого. Я и так не знаю, сколько времени провела у тебя. Который час?</text:p>
      <text:p text:style-name="Standard">— Не знаю, у меня нет часов. Положительно не знаю.</text:p>
      <text:p text:style-name="Standard"/>
      <text:p text:style-name="P8"/>
      <text:p text:style-name="P8"/>
      <text:p text:style-name="Standard">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Standard">— Ну, прощай же, мой дорогой, — сказала она наконец усталым голосом. — Прощай.</text:p>
      <text:p text:style-name="Standard">Они поцеловались, и теперь ее губы были холодны и неподвижны. Она быстро пошла к воротам, и сразу ее поглотила густая тьма ночи.</text:p>
      <text:p text:style-name="Standard">Ромашов стоял и слушал до тех пор, пока не скрипнула калитка и не замолкли тихие шаги Шурочки. Тогда он вернулся в комнату.</text:p>
      <text:p text:style-name="Standard">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Standard"/>
      <text:h text:style-name="Heading_20_2" text:outline-level="2">XXIII</text:h>
      <text:p text:style-name="P7"/>
      <text:p text:style-name="P7"/>
      <text:p text:style-name="P1">2-го июня 18**. Город Z.</text:p>
      <text:p text:style-name="P1">Его Высокоблагородию, командиру N-ского пехотного полка.</text:p>
      <text:p text:style-name="P1">Штабс-капитан того же полка <text:span text:style-name="T1">Диц</text:span> .</text:p>
      <text:p text:style-name="P7"/>
      <text:h text:style-name="P6" text:outline-level="2">РАПОРТ</text:h>
      <text:p text:style-name="P3"><text:soft-page-break/>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4">1</text:span>/<text:span text:style-name="T5">2</text:span>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Standard"/>
      <text:p text:style-name="Cite_20_Author">Штабс-капитан Диц<text:span text:style-name="T3"> .</text:span></text:p>
      <text:p text:style-name="P7"/>
      <text:p text:style-name="P7"/>
      <text:p text:style-name="P4">190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orphans="0" fo:widows="0" fo:text-indent="0.3937in" style:auto-text-indent="false" style:writing-mode="lr-tb"/>
      <style:text-properties style:font-name="Times New Roman" fo:font-family="'Times New Roman'"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left="0in" fo:margin-right="0in" fo:text-align="center" style:justify-single-word="false" fo:text-indent="0in"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left="0in" fo:margin-right="0in" fo:text-align="center" style:justify-single-word="false" fo:text-indent="0in"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left="0in" fo:margin-right="0in" fo:text-align="center" style:justify-single-word="false" fo:text-indent="0in" style:auto-text-indent="false"/>
      <style:text-properties fo:font-weight="bold" style:font-weight-asian="bold" style:font-weight-complex="bold"/>
    </style:style>
    <style:style style:name="Epigraph" style:family="paragraph">
      <style:paragraph-properties fo:margin-left="2.0835in" fo:margin-right="0in" fo:margin-top="0in" fo:margin-bottom="0in" style:contextual-spacing="false" fo:text-align="justify" style:justify-single-word="false" fo:orphans="0" fo:widows="0" fo:text-indent="0.278in" style:auto-text-indent="false" style:writing-mode="lr-tb"/>
      <style:text-properties style:font-name="Times New Roman" fo:font-family="'Times New Roman'" style:font-family-generic="roman" style:font-pitch="variable" fo:font-size="11pt" fo:font-style="italic" style:font-size-asian="11pt" style:font-style-asian="italic" style:font-size-complex="11pt" style:font-style-complex="italic"/>
    </style:style>
    <style:style style:name="Epigraph_20_Author" style:display-name="Epigraph Author" style:family="paragraph" style:next-style-name="Standard">
      <style:paragraph-properties fo:margin-left="2.0835in" fo:margin-right="0in" fo:margin-top="0in" fo:margin-bottom="0in" style:contextual-spacing="false" fo:text-align="justify" style:justify-single-word="false" fo:orphans="0" fo:widows="0" fo:text-indent="0.278in" style:auto-text-indent="false" style:writing-mode="lr-tb"/>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Annotation" style:family="paragraph" style:next-style-name="Standard">
      <style:paragraph-properties fo:margin-left="0in" fo:margin-right="0in" fo:margin-top="0in" fo:margin-bottom="0in" style:contextual-spacing="false" fo:text-align="justify" style:justify-single-word="false" fo:orphans="0" fo:widows="0" fo:text-indent="0.3937in" style:auto-text-indent="false" style:writing-mode="lr-tb"/>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Cite" style:family="paragraph" style:next-style-name="Standard">
      <style:paragraph-properties fo:margin-left="0.7874in" fo:margin-right="0.4165in" fo:margin-top="0in" fo:margin-bottom="0in" style:contextual-spacing="false" fo:text-align="justify" style:justify-single-word="false" fo:orphans="0" fo:widows="0" fo:text-indent="0in" style:auto-text-indent="false" style:writing-mode="lr-tb"/>
      <style:text-properties style:font-name="Times New Roman" fo:font-family="'Times New Roman'" style:font-family-generic="roman" style:font-pitch="variable" fo:font-size="11pt" style:font-size-asian="11pt" style:font-size-complex="11pt"/>
    </style:style>
    <style:style style:name="Cite_20_Author" style:display-name="Cite Author" style:family="paragraph" style:next-style-name="Standard">
      <style:paragraph-properties fo:margin-left="1.1811in" fo:margin-right="0.4165in" fo:margin-top="0in" fo:margin-bottom="0in" style:contextual-spacing="false" fo:text-align="justify" style:justify-single-word="false" fo:orphans="0" fo:widows="0" fo:text-indent="0in" style:auto-text-indent="false" style:writing-mode="lr-tb"/>
      <style:text-properties style:font-name="Times New Roman" fo:font-family="'Times New Roman'"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Poem_20_Title" style:display-name="Poem Title" style:family="paragraph" style:next-style-name="Standard">
      <style:paragraph-properties fo:margin-left="1.389in" fo:margin-right="0.4165in" fo:margin-top="0.0083in" fo:margin-bottom="0in" style:contextual-spacing="false" fo:text-align="start" style:justify-single-word="false" fo:orphans="0" fo:widows="0" fo:text-indent="0in" style:auto-text-indent="false" style:writing-mode="lr-tb"/>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Stanza" style:family="paragraph" style:next-style-name="Standard">
      <style:paragraph-properties fo:margin-left="1.389in" fo:margin-right="0.4165in" fo:margin-top="0in" fo:margin-bottom="0in" style:contextual-spacing="false" fo:text-align="start" style:justify-single-word="false" fo:orphans="0" fo:widows="0" fo:text-indent="0in" style:auto-text-indent="false" style:writing-mode="lr-tb"/>
      <style:text-properties style:font-name="Times New Roman" fo:font-family="'Times New Roman'" style:font-family-generic="roman" style:font-pitch="variable" fo:font-size="12pt" style:font-size-asian="12pt" style:font-size-complex="12pt"/>
    </style:style>
    <style:style style:name="FootNote" style:family="paragraph" style:next-style-name="Standard">
      <style:paragraph-properties fo:margin-left="0in" fo:margin-right="0in" fo:margin-top="0in" fo:margin-bottom="0in" style:contextual-spacing="false" fo:text-align="justify" style:justify-single-word="false" fo:orphans="0" fo:widows="0" fo:text-indent="0.139in" style:auto-text-indent="false" style:writing-mode="lr-tb"/>
      <style:text-properties style:font-name="Times New Roman" fo:font-family="'Times New Roman'" style:font-family-generic="roman" style:font-pitch="variable"/>
    </style:style>
    <style:style style:name="FootNote_20_Epigraph" style:display-name="FootNote Epigraph" style:family="paragraph">
      <style:paragraph-properties fo:margin-left="1.0417in" fo:margin-right="0in" fo:margin-top="0in" fo:margin-bottom="0in" style:contextual-spacing="false" fo:text-align="justify" style:justify-single-word="false" fo:orphans="0" fo:widows="0" fo:text-indent="0.278in" style:auto-text-indent="false" style:writing-mode="lr-tb"/>
      <style:text-properties style:font-name="Times New Roman" fo:font-family="'Times New Roman'" style:font-family-generic="roman" style:font-pitch="variable" fo:font-size="9pt" fo:font-style="italic" style:font-size-asian="9pt" style:font-style-asian="italic" style:font-size-complex="9pt" style:font-style-complex="italic"/>
    </style:style>
    <style:style style:name="FootNote_20_Stanza" style:display-name="FootNote Stanza" style:family="paragraph" style:next-style-name="Standard">
      <style:paragraph-properties fo:margin-left="0.3472in" fo:margin-right="0.4165in" fo:margin-top="0in" fo:margin-bottom="0in" style:contextual-spacing="false" fo:text-align="start" style:justify-single-word="false" fo:orphans="0" fo:widows="0" fo:text-indent="0in" style:auto-text-indent="false" style:writing-mode="lr-tb"/>
      <style:text-properties style:font-name="Times New Roman" fo:font-family="'Times New Roman'" style:font-family-generic="roman" style:font-pitch="variable" fo:font-size="9pt" style:font-size-asian="9pt" style:font-size-complex="9pt"/>
    </style:style>
    <style:style style:name="FootNote_20_Cite" style:display-name="FootNote Cite" style:family="paragraph" style:next-style-name="Standard">
      <style:paragraph-properties fo:margin-left="0.2083in" fo:margin-right="0.4165in" fo:margin-top="0in" fo:margin-bottom="0in" style:contextual-spacing="false" fo:text-align="justify" style:justify-single-word="false" fo:orphans="0" fo:widows="0" fo:text-indent="0in" style:auto-text-indent="false" style:writing-mode="lr-tb"/>
      <style:text-properties style:font-name="Times New Roman" fo:font-family="'Times New Roman'" style:font-family-generic="roman" style:font-pitch="variable" fo:font-size="9pt" style:font-size-asian="9pt" style:font-size-complex="9pt"/>
    </style:style>
    <style:style style:name="FootNote_20_Cite_20_Author" style:display-name="FootNote Cite Author" style:family="paragraph" style:next-style-name="Standard">
      <style:paragraph-properties fo:margin-left="0.2429in" fo:margin-right="0.4165in" fo:margin-top="0in" fo:margin-bottom="0in" style:contextual-spacing="false" fo:text-align="justify" style:justify-single-word="false" fo:orphans="0" fo:widows="0" fo:text-indent="0in" style:auto-text-indent="false" style:writing-mode="lr-tb"/>
      <style:text-properties style:font-name="Times New Roman" fo:font-family="'Times New Roman'"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otNote_20_Poem_20_Title" style:display-name="FootNote Poem Title" style:family="paragraph" style:next-style-name="Standard">
      <style:paragraph-properties fo:margin-left="1.389in" fo:margin-right="0.4165in" fo:margin-top="0.0083in" fo:margin-bottom="0in" style:contextual-spacing="false" fo:text-align="start" style:justify-single-word="false" fo:orphans="0" fo:widows="0" fo:text-indent="0in" style:auto-text-indent="false" style:writing-mode="lr-tb"/>
      <style:text-properties style:font-name="Times New Roman" fo:font-family="'Times New Roman'" style:font-family-generic="roman" style:font-pitch="variable" fo:font-weight="bold" style:font-weight-asian="bold" style:font-weight-complex="bold"/>
    </style:style>
    <style:style style:name="Footnote"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loext:linked-style-name="Heading_20_1">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loext:linked-style-name="Heading_20_2">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loext:linked-style-name="Heading_20_3">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Заголовок_20_4_20_Знак" style:display-name="Заголовок 4 Знак" style:family="text" loext:linked-style-name="Heading_20_4">
      <style:text-properties fo:font-size="14pt" fo:font-weight="bold" style:font-size-asian="14pt" style:font-weight-asian="bold" style:font-size-complex="14pt" style:font-weight-complex="bold"/>
    </style:style>
    <style:style style:name="Заголовок_20_5_20_Знак" style:display-name="Заголовок 5 Знак" style:family="text" loext:linked-style-name="Heading_20_5">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loext:linked-style-name="Heading_20_6">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839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оединок</dc:title>
    <meta:initial-creator>Александр Иванович Куприн</meta:initial-creator>
    <dc:creator>User</dc:creator>
    <meta:editing-cycles>2</meta:editing-cycles>
    <meta:creation-date>2023-04-06T13:28:00</meta:creation-date>
    <dc:date>2023-04-06T13:28:00</dc:date>
    <meta:editing-duration>P0D</meta:editing-duration>
    <meta:generator>LibreOffice/7.3.7.2$Linux_X86_64 LibreOffice_project/30$Build-2</meta:generator>
    <meta:document-statistic meta:table-count="0" meta:image-count="0" meta:object-count="0" meta:page-count="75" meta:paragraph-count="1870" meta:word-count="65764" meta:character-count="435100" meta:non-whitespace-character-count="368541"/>
    <meta:user-defined meta:name="AppVersion">14.0000</meta:user-defined>
    <meta:user-defined meta:name="Company">EVETEEV</meta:user-defined>
    <meta:template xlink:type="simple" xlink:actuate="onRequest" xlink:title="Normal.dotm" xlink:href=""/>
  </office:meta>
</office:document-meta>
</file>